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sans" svg:font-family="Lucidasans" style:font-family-generic="system" style:font-pitch="variable"/>
    <style:font-face style:name="Courier New" svg:font-family="Courier New" style:font-family-generic="modern" style:font-pitch="fixed" svg:panose-1="2 7 3 9 2 2 5 2 4 4"/>
    <style:font-face style:name="Technical" svg:font-family="Technical" style:font-family-generic="swiss" style:font-pitch="variable"/>
    <style:font-face style:name="Albany" svg:font-family="Albany" style:font-family-generic="swiss" style:font-pitch="variable"/>
    <style:font-face style:name="Courier 10 Pitch" svg:font-family="Courier 10 Pitch" style:font-family-generic="system" style:font-pitch="fixed"/>
    <style:font-face style:name="Mincho, msmincho" svg:font-family="Mincho, msmincho" style:font-family-generic="system" style:font-pitch="variable"/>
    <style:font-face style:name="Lohit Hindi" svg:font-family="Lohit Hindi" style:font-family-generic="system" style:font-pitch="variable"/>
    <style:font-face style:name="StarSymbol" style:font-charset="x-symbol" svg:font-family="StarSymbol" style:font-family-generic="system"/>
    <style:font-face style:name="Cumberland AMT" svg:font-family="Cumberland AMT"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18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18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18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18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18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18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18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18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style:style style:name="P1" style:parent-style-name="Standard" style:master-page-name="MP0" style:family="paragraph">
      <style:paragraph-properties fo:break-before="page" fo:border="0.0138in solid #00FFFF" fo:padding="0.0138in" style:shadow="#000000 0.0138in 0.0138in" fo:text-align="end" fo:margin-left="2.9534in" fo:background-color="#CCFFFF">
        <style:tab-stops/>
      </style:paragraph-properties>
    </style:style>
    <style:style style:name="T22" style:parent-style-name="DefaultParagraphFont" style:family="text">
      <style:text-properties fo:font-style="italic" style:font-style-asian="italic" fo:font-size="14pt" style:font-size-asian="14pt"/>
    </style:style>
    <style:style style:name="P23" style:parent-style-name="Standard" style:family="paragraph">
      <style:paragraph-properties fo:border="0.0138in solid #00FFFF" fo:padding="0.0138in" style:shadow="#000000 0.0138in 0.0138in" fo:text-align="end" fo:margin-left="2.9534in" fo:background-color="#CCFFFF">
        <style:tab-stops/>
      </style:paragraph-properties>
    </style:style>
    <style:style style:name="P24" style:parent-style-name="Standard" style:family="paragraph">
      <style:paragraph-properties fo:border="0.0138in solid #00FFFF" fo:padding="0.0138in" style:shadow="#000000 0.0138in 0.0138in" fo:text-align="end" fo:margin-left="2.9534in" fo:background-color="#CCFFFF">
        <style:tab-stops/>
      </style:paragraph-properties>
    </style:style>
    <style:style style:name="P25" style:parent-style-name="Standard" style:family="paragraph">
      <style:paragraph-properties fo:border="0.0138in solid #00FFFF" fo:padding="0.0138in" style:shadow="#000000 0.0138in 0.0138in" fo:text-align="end" fo:margin-left="1.575in" fo:background-color="#CCFFFF">
        <style:tab-stops/>
      </style:paragraph-properties>
    </style:style>
    <style:style style:name="P26" style:parent-style-name="Standard" style:family="paragraph">
      <style:paragraph-properties fo:border="0.0138in solid #00FFFF" fo:padding="0.0138in" style:shadow="#000000 0.0138in 0.0138in" fo:text-align="end" fo:margin-left="1.575in" fo:background-color="#CCFFFF">
        <style:tab-stops/>
      </style:paragraph-properties>
    </style:style>
    <style:style style:name="T27" style:parent-style-name="DefaultParagraphFont" style:family="text">
      <style:text-properties fo:font-size="20pt" style:font-size-asian="20pt"/>
    </style:style>
    <style:style style:name="P28" style:parent-style-name="Standard" style:family="paragraph">
      <style:paragraph-properties fo:border="0.0138in solid #00FFFF" fo:padding="0.0138in" style:shadow="#000000 0.0138in 0.0138in" fo:text-align="end" fo:margin-left="1.575in" fo:background-color="#CCFFFF">
        <style:tab-stops/>
      </style:paragraph-properties>
    </style:style>
    <style:style style:name="P29" style:parent-style-name="ContentsHeading" style:family="paragraph">
      <style:paragraph-properties>
        <style:tab-stops>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7.0868in"/>
        </style:tab-stops>
      </style:paragraph-properties>
    </style:style>
    <style:style style:name="P31" style:parent-style-name="Contents1" style:family="paragraph">
      <style:paragraph-properties>
        <style:tab-stops>
          <style:tab-stop style:type="right" style:leader-style="dotted" style:leader-text="." style:position="7.0868in"/>
        </style:tab-stops>
      </style:paragraph-properties>
    </style:style>
    <style:style style:name="P32" style:parent-style-name="Contents1" style:family="paragraph">
      <style:paragraph-properties>
        <style:tab-stops>
          <style:tab-stop style:type="right" style:leader-style="dotted" style:leader-text="." style:position="7.0868in"/>
        </style:tab-stops>
      </style:paragraph-properties>
    </style:style>
    <style:style style:name="P33" style:parent-style-name="Contents1" style:family="paragraph">
      <style:paragraph-properties>
        <style:tab-stops>
          <style:tab-stop style:type="right" style:leader-style="dotted" style:leader-text="." style:position="7.0868in"/>
        </style:tab-stops>
      </style:paragraph-properties>
    </style:style>
    <style:style style:name="P34" style:parent-style-name="Contents1" style:family="paragraph">
      <style:paragraph-properties>
        <style:tab-stops>
          <style:tab-stop style:type="right" style:leader-style="dotted" style:leader-text="." style:position="7.0868in"/>
        </style:tab-stops>
      </style:paragraph-properties>
    </style:style>
    <style:style style:name="P35" style:parent-style-name="Contents1" style:family="paragraph">
      <style:paragraph-properties>
        <style:tab-stops>
          <style:tab-stop style:type="right" style:leader-style="dotted" style:leader-text="." style:position="7.0868in"/>
        </style:tab-stops>
      </style:paragraph-properties>
    </style:style>
    <style:style style:name="P36" style:parent-style-name="Contents1" style:family="paragraph">
      <style:paragraph-properties>
        <style:tab-stops>
          <style:tab-stop style:type="right" style:leader-style="dotted" style:leader-text="." style:position="7.0868in"/>
        </style:tab-stops>
      </style:paragraph-properties>
    </style:style>
    <style:style style:name="P37" style:parent-style-name="Contents1" style:family="paragraph">
      <style:paragraph-properties>
        <style:tab-stops>
          <style:tab-stop style:type="right" style:leader-style="dotted" style:leader-text="." style:position="7.0868in"/>
        </style:tab-stops>
      </style:paragraph-properties>
    </style:style>
    <style:style style:name="P38" style:parent-style-name="Titre1" style:master-page-name="MP1" style:family="paragraph">
      <style:paragraph-properties fo:break-before="page"/>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indent" style:family="paragraph">
      <style:paragraph-properties fo:margin-left="0.1972in" fo:text-indent="0in">
        <style:tab-stops/>
      </style:paragraph-properties>
    </style:style>
    <style:style style:name="T46" style:parent-style-name="DefaultParagraphFont" style:family="text">
      <style:text-properties style:font-name="OpenSymbol" style:font-name-asian="Wingdings" style:font-name-complex="Wingdings" fo:font-weight="bold" style:font-weight-asian="bold" fo:font-size="20pt" style:font-size-asian="20pt"/>
    </style:style>
    <style:style style:name="P47" style:parent-style-name="Textbodyindent" style:family="paragraph">
      <style:paragraph-properties style:text-autospace="none" fo:margin-left="0.1972in" fo:text-indent="0in">
        <style:tab-stops/>
      </style:paragraph-properties>
    </style:style>
    <style:style style:name="T48" style:parent-style-name="DefaultParagraphFont" style:family="text">
      <style:text-properties style:font-name="OpenSymbol" style:font-name-asian="Wingdings" style:font-name-complex="Wingdings" fo:font-weight="bold" style:font-weight-asian="bold" fo:font-size="20pt" style:font-size-asian="20pt"/>
    </style:style>
    <style:style style:name="T49" style:parent-style-name="DefaultParagraphFont" style:family="text">
      <style:text-properties style:font-name="OpenSymbol" style:font-name-asian="Wingdings" style:font-name-complex="Wingdings" fo:font-weight="bold" style:font-weight-asian="bold" fo:font-size="20pt" style:font-size-asian="20pt"/>
    </style:style>
    <style:style style:name="P50" style:parent-style-name="lignedecode" style:family="paragraph">
      <style:text-properties fo:font-size="8pt" style:font-size-asian="8pt"/>
    </style:style>
    <style:style style:name="P51" style:parent-style-name="lignedecode" style:family="paragraph">
      <style:text-properties fo:font-size="8pt" style:font-size-asian="8pt"/>
    </style:style>
    <style:style style:name="P52" style:parent-style-name="lignedecode" style:family="paragraph">
      <style:text-properties fo:font-size="8pt" style:font-size-asian="8pt"/>
    </style:style>
    <style:style style:name="P53" style:parent-style-name="lignedecode" style:family="paragraph">
      <style:text-properties fo:font-size="8pt" style:font-size-asian="8pt"/>
    </style:style>
    <style:style style:name="P54" style:parent-style-name="lignedecode" style:family="paragraph">
      <style:text-properties fo:font-size="8pt" style:font-size-asian="8pt"/>
    </style:style>
    <style:style style:name="P55" style:parent-style-name="lignedecode" style:family="paragraph">
      <style:text-properties fo:font-size="8pt" style:font-size-asian="8pt"/>
    </style:style>
    <style:style style:name="P56" style:parent-style-name="lignedecode" style:family="paragraph">
      <style:text-properties fo:font-size="8pt" style:font-size-asian="8pt"/>
    </style:style>
    <style:style style:name="P57" style:parent-style-name="lignedecode" style:family="paragraph">
      <style:text-properties fo:font-size="8pt" style:font-size-asian="8pt"/>
    </style:style>
    <style:style style:name="T58" style:parent-style-name="DefaultParagraphFont" style:family="text">
      <style:text-properties style:font-name="OpenSymbol" style:font-name-asian="Wingdings" style:font-name-complex="Wingdings" fo:font-weight="bold" style:font-weight-asian="bold" fo:font-size="20pt" style:font-size-asian="20pt"/>
    </style:style>
    <style:style style:name="P59" style:parent-style-name="lignedecode" style:family="paragraph">
      <style:text-properties fo:font-size="8pt" style:font-size-asian="8pt" fo:language="en" fo:country="US"/>
    </style:style>
    <style:style style:name="P60" style:parent-style-name="lignedecode" style:family="paragraph">
      <style:text-properties fo:font-size="8pt" style:font-size-asian="8pt" fo:language="en" fo:country="US"/>
    </style:style>
    <style:style style:name="P61" style:parent-style-name="lignedecode" style:family="paragraph">
      <style:text-properties fo:font-size="8pt" style:font-size-asian="8pt" fo:language="en" fo:country="US"/>
    </style:style>
    <style:style style:name="P62" style:parent-style-name="lignedecode" style:family="paragraph">
      <style:text-properties fo:font-size="8pt" style:font-size-asian="8pt" fo:language="en" fo:country="US"/>
    </style:style>
    <style:style style:name="P63" style:parent-style-name="lignedecode" style:family="paragraph">
      <style:text-properties fo:font-size="8pt" style:font-size-asian="8pt" fo:language="en" fo:country="US"/>
    </style:style>
    <style:style style:name="P64" style:parent-style-name="lignedecode" style:family="paragraph">
      <style:text-properties fo:font-size="8pt" style:font-size-asian="8pt" fo:language="en" fo:country="US"/>
    </style:style>
    <style:style style:name="P65" style:parent-style-name="lignedecode" style:family="paragraph">
      <style:text-properties fo:font-size="8pt" style:font-size-asian="8pt" fo:language="en" fo:country="US"/>
    </style:style>
    <style:style style:name="P66" style:parent-style-name="lignedecode" style:family="paragraph">
      <style:text-properties fo:font-size="8pt" style:font-size-asian="8pt" fo:language="en" fo:country="US"/>
    </style:style>
    <style:style style:name="P67" style:parent-style-name="lignedecode" style:family="paragraph">
      <style:text-properties fo:font-size="8pt" style:font-size-asian="8pt" fo:language="en" fo:country="US"/>
    </style:style>
    <style:style style:name="P68" style:parent-style-name="lignedecode" style:family="paragraph">
      <style:text-properties fo:font-size="8pt" style:font-size-asian="8pt" fo:language="en" fo:country="US"/>
    </style:style>
    <style:style style:name="P69" style:parent-style-name="lignedecode" style:family="paragraph">
      <style:text-properties fo:font-size="8pt" style:font-size-asian="8pt" fo:language="en" fo:country="US"/>
    </style:style>
    <style:style style:name="P70" style:parent-style-name="lignedecode" style:family="paragraph">
      <style:text-properties fo:font-size="8pt" style:font-size-asian="8pt" fo:language="en" fo:country="US"/>
    </style:style>
    <style:style style:name="P71" style:parent-style-name="lignedecode" style:family="paragraph">
      <style:text-properties fo:font-size="8pt" style:font-size-asian="8pt"/>
    </style:style>
    <style:style style:name="T72" style:parent-style-name="DefaultParagraphFont" style:family="text">
      <style:text-properties style:font-name="OpenSymbol" style:font-name-asian="Wingdings" style:font-name-complex="Wingdings" fo:font-weight="bold" style:font-weight-asian="bold" fo:font-size="20pt" style:font-size-asian="20pt"/>
    </style:style>
    <style:style style:name="T73" style:parent-style-name="DefaultParagraphFont" style:family="text">
      <style:text-properties style:font-name="OpenSymbol" style:font-name-asian="Wingdings" style:font-name-complex="Wingdings" fo:font-weight="bold" style:font-weight-asian="bold" fo:font-size="20pt" style:font-size-asian="20pt"/>
    </style:style>
    <style:style style:name="T74" style:parent-style-name="DefaultParagraphFont" style:family="text">
      <style:text-properties style:font-name="Wingdings 2" fo:font-weight="bold" style:font-weight-asian="bold" fo:font-size="20pt" style:font-size-asian="20pt"/>
    </style:style>
    <style:style style:name="P75" style:parent-style-name="Textbody" style:family="paragraph">
      <style:paragraph-properties fo:margin-left="0.6722in" fo:text-indent="0.0076in">
        <style:tab-stops/>
      </style:paragraph-properties>
    </style:style>
    <style:style style:name="T76" style:parent-style-name="DefaultParagraphFont" style:family="text">
      <style:text-properties style:font-name="OpenSymbol" style:font-name-asian="Wingdings" style:font-name-complex="Wingdings" fo:font-weight="bold" style:font-weight-asian="bold" fo:font-size="20pt" style:font-size-asian="20pt"/>
    </style:style>
    <style:style style:name="T77" style:parent-style-name="DefaultParagraphFont" style:family="text">
      <style:text-properties style:font-name="Wingdings 2" fo:font-weight="bold" style:font-weight-asian="bold" fo:font-size="20pt" style:font-size-asian="20pt"/>
    </style:style>
    <style:style style:name="P78" style:parent-style-name="Textbody" style:family="paragraph">
      <style:paragraph-properties fo:margin-left="0.6722in" fo:text-indent="0.0076in">
        <style:tab-stops/>
      </style:paragraph-properties>
    </style:style>
    <style:style style:name="T79" style:parent-style-name="DefaultParagraphFont" style:family="text">
      <style:text-properties style:font-name="OpenSymbol" style:font-name-asian="Wingdings" style:font-name-complex="Wingdings" fo:font-weight="bold" style:font-weight-asian="bold" fo:font-size="20pt" style:font-size-asian="20pt"/>
    </style:style>
    <style:style style:name="T80" style:parent-style-name="DefaultParagraphFont" style:family="text">
      <style:text-properties style:font-name="Wingdings 2" fo:font-weight="bold" style:font-weight-asian="bold" fo:font-size="20pt" style:font-size-asian="20pt"/>
    </style:style>
    <style:style style:name="P81" style:parent-style-name="Textbody" style:family="paragraph">
      <style:paragraph-properties fo:margin-left="0.6722in" fo:text-indent="0.0076in">
        <style:tab-stops/>
      </style:paragraph-properties>
    </style:style>
    <style:style style:name="P82" style:parent-style-name="Textbody" style:family="paragraph">
      <style:paragraph-properties fo:margin-left="0.6722in" fo:text-indent="0.0076in">
        <style:tab-stops/>
      </style:paragraph-properties>
    </style:style>
    <style:style style:name="T83" style:parent-style-name="DefaultParagraphFont" style:family="text">
      <style:text-properties style:font-name="OpenSymbol" style:font-name-asian="Wingdings" style:font-name-complex="Wingdings" fo:font-weight="bold" style:font-weight-asian="bold" fo:font-size="20pt" style:font-size-asian="20pt"/>
    </style:style>
    <style:style style:name="T84" style:parent-style-name="DefaultParagraphFont" style:family="text">
      <style:text-properties style:font-name="Wingdings 2" fo:font-weight="bold" style:font-weight-asian="bold" fo:font-size="20pt" style:font-size-asian="20pt"/>
    </style:style>
    <style:style style:name="P85" style:parent-style-name="Textbody" style:family="paragraph">
      <style:paragraph-properties fo:margin-left="0.6722in" fo:text-indent="0.0076in">
        <style:tab-stops/>
      </style:paragraph-properties>
    </style:style>
    <style:style style:name="P86" style:parent-style-name="Textbody" style:family="paragraph">
      <style:paragraph-properties fo:margin-left="0.6722in" fo:text-indent="0.0076in">
        <style:tab-stops/>
      </style:paragraph-properties>
    </style:style>
    <style:style style:name="T87" style:parent-style-name="DefaultParagraphFont" style:family="text">
      <style:text-properties style:font-name="OpenSymbol" style:font-name-asian="Wingdings" style:font-name-complex="Wingdings" fo:font-weight="bold" style:font-weight-asian="bold" fo:font-size="20pt" style:font-size-asian="20pt"/>
    </style:style>
    <style:style style:name="T88" style:parent-style-name="DefaultParagraphFont" style:family="text">
      <style:text-properties style:font-name="Wingdings 2" fo:font-weight="bold" style:font-weight-asian="bold" fo:font-size="20pt" style:font-size-asian="20pt"/>
    </style:style>
    <style:style style:name="P89" style:parent-style-name="Textbody" style:family="paragraph">
      <style:paragraph-properties fo:margin-left="0.6722in" fo:text-indent="0.0076in">
        <style:tab-stops/>
      </style:paragraph-properties>
    </style:style>
    <style:style style:name="T90" style:parent-style-name="DefaultParagraphFont" style:family="text">
      <style:text-properties style:font-name="OpenSymbol" style:font-name-asian="Wingdings" style:font-name-complex="Wingdings" fo:font-weight="bold" style:font-weight-asian="bold" fo:font-size="20pt" style:font-size-asian="20pt"/>
    </style:style>
    <style:style style:name="T91" style:parent-style-name="DefaultParagraphFont" style:family="text">
      <style:text-properties style:font-name="Wingdings 2" fo:font-weight="bold" style:font-weight-asian="bold" fo:font-size="20pt" style:font-size-asian="20pt"/>
    </style:style>
    <style:style style:name="T92" style:parent-style-name="DefaultParagraphFont" style:family="text">
      <style:text-properties style:font-name="OpenSymbol" style:font-name-asian="Wingdings" style:font-name-complex="Wingdings" fo:font-weight="bold" style:font-weight-asian="bold" fo:font-size="20pt" style:font-size-asian="20pt"/>
    </style:style>
    <style:style style:name="T93" style:parent-style-name="DefaultParagraphFont" style:family="text">
      <style:text-properties style:font-name="Wingdings 2" fo:font-weight="bold" style:font-weight-asian="bold" fo:font-size="20pt" style:font-size-asian="20pt"/>
    </style:style>
    <style:style style:name="T94" style:parent-style-name="DefaultParagraphFont" style:family="text">
      <style:text-properties fo:language="en" fo:country="US"/>
    </style:style>
    <style:style style:name="T95" style:parent-style-name="DefaultParagraphFont" style:family="text">
      <style:text-properties style:font-name="OpenSymbol" style:font-name-asian="Wingdings" style:font-name-complex="Wingdings" fo:font-weight="bold" style:font-weight-asian="bold" fo:font-size="20pt" style:font-size-asian="20pt"/>
    </style:style>
    <style:style style:name="T96" style:parent-style-name="DefaultParagraphFont" style:family="text">
      <style:text-properties style:font-name="Wingdings 2" fo:font-weight="bold" style:font-weight-asian="bold" fo:font-size="20pt" style:font-size-asian="20pt"/>
    </style:style>
    <style:style style:name="P97" style:parent-style-name="Textbody" style:family="paragraph">
      <style:paragraph-properties fo:margin-left="0.6722in" fo:text-indent="0.0076in">
        <style:tab-stops/>
      </style:paragraph-properties>
    </style:style>
    <style:style style:name="T98" style:parent-style-name="DefaultParagraphFont" style:family="text">
      <style:text-properties fo:language="en" fo:country="US"/>
    </style:style>
    <style:style style:name="T99" style:parent-style-name="DefaultParagraphFont" style:family="text">
      <style:text-properties style:font-name="OpenSymbol" style:font-name-asian="Wingdings" style:font-name-complex="Wingdings" fo:font-weight="bold" style:font-weight-asian="bold" fo:font-size="20pt" style:font-size-asian="20pt"/>
    </style:style>
    <style:style style:name="T100" style:parent-style-name="DefaultParagraphFont" style:family="text">
      <style:text-properties style:font-name="Wingdings 2" fo:font-weight="bold" style:font-weight-asian="bold" fo:font-size="20pt" style:font-size-asian="20pt"/>
    </style:style>
    <style:style style:name="T101" style:parent-style-name="DefaultParagraphFont" style:family="text">
      <style:text-properties fo:language="en" fo:country="US"/>
    </style:style>
    <style:style style:name="T102" style:parent-style-name="DefaultParagraphFont" style:family="text">
      <style:text-properties style:font-name="OpenSymbol" style:font-name-asian="Wingdings" style:font-name-complex="Wingdings" fo:font-weight="bold" style:font-weight-asian="bold" fo:font-size="20pt" style:font-size-asian="20pt"/>
    </style:style>
    <style:style style:name="T103" style:parent-style-name="DefaultParagraphFont" style:family="text">
      <style:text-properties style:font-name="Wingdings 2" fo:font-weight="bold" style:font-weight-asian="bold" fo:font-size="20pt" style:font-size-asian="20pt"/>
    </style:style>
    <style:style style:name="T104" style:parent-style-name="DefaultParagraphFont" style:family="text">
      <style:text-properties fo:language="en" fo:country="US"/>
    </style:style>
    <style:style style:name="T105" style:parent-style-name="DefaultParagraphFont" style:family="text">
      <style:text-properties style:font-name="OpenSymbol" style:font-name-asian="Wingdings" style:font-name-complex="Wingdings" fo:font-weight="bold" style:font-weight-asian="bold" fo:font-size="20pt" style:font-size-asian="20pt"/>
    </style:style>
    <style:style style:name="T106" style:parent-style-name="DefaultParagraphFont" style:family="text">
      <style:text-properties style:font-name="Wingdings 2" fo:font-weight="bold" style:font-weight-asian="bold" fo:font-size="20pt" style:font-size-asian="20pt"/>
    </style:style>
    <style:style style:name="T10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9" style:parent-style-name="DefaultParagraphFont" style:family="text">
      <style:text-properties fo:background-color="#FFFF00"/>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P113" style:parent-style-name="lignedecode" style:family="paragraph">
      <style:text-properties fo:font-size="8pt" style:font-size-asian="8pt"/>
    </style:style>
    <style:style style:name="P114" style:parent-style-name="lignedecode" style:family="paragraph">
      <style:text-properties fo:font-size="8pt" style:font-size-asian="8pt"/>
    </style:style>
    <style:style style:name="P115" style:parent-style-name="lignedecode" style:family="paragraph">
      <style:text-properties fo:font-size="8pt" style:font-size-asian="8pt" fo:language="en" fo:country="US"/>
    </style:style>
    <style:style style:name="P116" style:parent-style-name="lignedecode" style:family="paragraph">
      <style:text-properties fo:font-size="8pt" style:font-size-asian="8pt" fo:language="en" fo:country="US"/>
    </style:style>
    <style:style style:name="P117" style:parent-style-name="lignedecode" style:family="paragraph">
      <style:text-properties fo:font-size="8pt" style:font-size-asian="8pt" fo:language="en" fo:country="US"/>
    </style:style>
    <style:style style:name="P118" style:parent-style-name="lignedecode" style:family="paragraph">
      <style:text-properties fo:font-size="8pt" style:font-size-asian="8pt" fo:language="en" fo:country="US"/>
    </style:style>
    <style:style style:name="P119" style:parent-style-name="lignedecode" style:family="paragraph">
      <style:text-properties fo:font-size="8pt" style:font-size-asian="8pt" fo:language="en" fo:country="US"/>
    </style:style>
    <style:style style:name="P120" style:parent-style-name="lignedecode" style:family="paragraph">
      <style:text-properties fo:font-size="8pt" style:font-size-asian="8pt" fo:language="en" fo:country="US"/>
    </style:style>
    <style:style style:name="T121" style:parent-style-name="DefaultParagraphFont" style:family="text">
      <style:text-properties style:font-name="OpenSymbol" style:font-name-asian="Wingdings" style:font-name-complex="Wingdings" fo:font-weight="bold" style:font-weight-asian="bold" fo:font-size="20pt" style:font-size-asian="20pt"/>
    </style:style>
    <style:style style:name="T1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23" style:parent-style-name="DefaultParagraphFont" style:family="text">
      <style:text-properties style:font-name="OpenSymbol" style:font-name-asian="Wingdings" style:font-name-complex="Wingdings" fo:font-weight="bold" style:font-weight-asian="bold" fo:font-size="20pt" style:font-size-asian="20pt"/>
    </style:style>
    <style:style style:name="T124" style:parent-style-name="DefaultParagraphFont" style:family="text">
      <style:text-properties style:font-name="OpenSymbol" style:font-name-asian="Wingdings" style:font-name-complex="Wingdings" fo:font-weight="bold" style:font-weight-asian="bold" fo:font-size="20pt" style:font-size-asian="20pt"/>
    </style:style>
    <style:style style:name="T125" style:parent-style-name="DefaultParagraphFont" style:family="text">
      <style:text-properties style:font-name="Wingdings 2" fo:font-weight="bold" style:font-weight-asian="bold" fo:font-size="20pt" style:font-size-asian="20pt"/>
    </style:style>
    <style:style style:name="P126" style:parent-style-name="Textbody" style:family="paragraph">
      <style:text-properties fo:language="en" fo:country="US"/>
    </style:style>
    <style:style style:name="T127" style:parent-style-name="DefaultParagraphFont" style:family="text">
      <style:text-properties style:font-name="OpenSymbol" style:font-name-asian="Wingdings" style:font-name-complex="Wingdings" fo:font-weight="bold" style:font-weight-asian="bold" fo:font-size="20pt" style:font-size-asian="20pt"/>
    </style:style>
    <style:style style:name="T128" style:parent-style-name="DefaultParagraphFont" style:family="text">
      <style:text-properties style:font-name="Wingdings 2" fo:font-weight="bold" style:font-weight-asian="bold" fo:font-size="20pt" style:font-size-asian="20pt"/>
    </style:style>
    <style:style style:name="P129" style:parent-style-name="Textbody" style:family="paragraph">
      <style:paragraph-properties fo:margin-left="0.6722in" fo:text-indent="0.0076in">
        <style:tab-stops/>
      </style:paragraph-properties>
    </style:style>
    <style:style style:name="T130" style:parent-style-name="DefaultParagraphFont" style:family="text">
      <style:text-properties style:font-name="OpenSymbol" style:font-name-asian="Wingdings" style:font-name-complex="Wingdings" fo:font-weight="bold" style:font-weight-asian="bold" fo:font-size="20pt" style:font-size-asian="20pt"/>
    </style:style>
    <style:style style:name="T131" style:parent-style-name="DefaultParagraphFont" style:family="text">
      <style:text-properties style:font-name="Wingdings 2" fo:font-weight="bold" style:font-weight-asian="bold" fo:font-size="20pt" style:font-size-asian="20pt"/>
    </style:style>
    <style:style style:name="P132" style:parent-style-name="Textbody" style:family="paragraph">
      <style:paragraph-properties fo:margin-left="0.6722in" fo:text-indent="0.0076in">
        <style:tab-stops/>
      </style:paragraph-properties>
    </style:style>
    <style:style style:name="T133" style:parent-style-name="DefaultParagraphFont" style:family="text">
      <style:text-properties style:font-name="OpenSymbol" style:font-name-asian="Wingdings" style:font-name-complex="Wingdings" fo:font-weight="bold" style:font-weight-asian="bold" fo:font-size="20pt" style:font-size-asian="20pt"/>
    </style:style>
    <style:style style:name="T134" style:parent-style-name="DefaultParagraphFont" style:family="text">
      <style:text-properties style:font-name="Wingdings 2" fo:font-weight="bold" style:font-weight-asian="bold" fo:font-size="20pt" style:font-size-asian="20pt"/>
    </style:style>
    <style:style style:name="T135" style:parent-style-name="DefaultParagraphFont" style:family="text">
      <style:text-properties style:font-name="OpenSymbol" style:font-name-asian="Wingdings" style:font-name-complex="Wingdings" fo:font-weight="bold" style:font-weight-asian="bold" fo:font-size="20pt" style:font-size-asian="20pt"/>
    </style:style>
    <style:style style:name="T136" style:parent-style-name="DefaultParagraphFont" style:family="text">
      <style:text-properties style:font-name="Wingdings 2" fo:font-weight="bold" style:font-weight-asian="bold" fo:font-size="20pt" style:font-size-asian="20pt"/>
    </style:style>
    <style:style style:name="P137" style:parent-style-name="Textbody" style:family="paragraph">
      <style:paragraph-properties fo:margin-left="0.6722in" fo:text-indent="0.0076in">
        <style:tab-stops/>
      </style:paragraph-properties>
    </style:style>
    <style:style style:name="P138" style:parent-style-name="Standard" style:family="paragraph">
      <style:text-properties fo:font-size="8pt" style:font-size-asian="8pt"/>
    </style:style>
    <style:style style:name="P139" style:parent-style-name="lignedecode" style:family="paragraph">
      <style:text-properties fo:font-size="8pt" style:font-size-asian="8pt"/>
    </style:style>
    <style:style style:name="P140" style:parent-style-name="lignedecode" style:family="paragraph">
      <style:text-properties fo:font-size="8pt" style:font-size-asian="8pt"/>
    </style:style>
    <style:style style:name="P141" style:parent-style-name="lignedecode" style:family="paragraph">
      <style:text-properties fo:font-size="8pt" style:font-size-asian="8pt"/>
    </style:style>
    <style:style style:name="P142" style:parent-style-name="lignedecode" style:family="paragraph">
      <style:text-properties fo:font-size="8pt" style:font-size-asian="8pt"/>
    </style:style>
    <style:style style:name="P143" style:parent-style-name="lignedecode" style:family="paragraph">
      <style:text-properties fo:font-size="8pt" style:font-size-asian="8pt"/>
    </style:style>
    <style:style style:name="P144" style:parent-style-name="lignedecode" style:family="paragraph">
      <style:text-properties fo:font-size="8pt" style:font-size-asian="8pt"/>
    </style:style>
    <style:style style:name="P145" style:parent-style-name="lignedecode" style:family="paragraph">
      <style:text-properties fo:font-size="8pt" style:font-size-asian="8pt"/>
    </style:style>
    <style:style style:name="P146" style:parent-style-name="lignedecode" style:family="paragraph">
      <style:text-properties fo:font-size="8pt" style:font-size-asian="8pt"/>
    </style:style>
    <style:style style:name="P147" style:parent-style-name="lignedecode" style:family="paragraph">
      <style:text-properties fo:font-size="8pt" style:font-size-asian="8pt"/>
    </style:style>
    <style:style style:name="P148" style:parent-style-name="lignedecode" style:family="paragraph">
      <style:text-properties fo:font-size="8pt" style:font-size-asian="8pt"/>
    </style:style>
    <style:style style:name="P149" style:parent-style-name="lignedecode" style:family="paragraph">
      <style:text-properties fo:font-size="8pt" style:font-size-asian="8pt"/>
    </style:style>
    <style:style style:name="P150" style:parent-style-name="lignedecode" style:family="paragraph">
      <style:text-properties fo:font-size="8pt" style:font-size-asian="8pt"/>
    </style:style>
    <style:style style:name="P151" style:parent-style-name="lignedecode" style:family="paragraph">
      <style:text-properties fo:font-size="8pt" style:font-size-asian="8pt"/>
    </style:style>
    <style:style style:name="P152" style:parent-style-name="lignedecode" style:family="paragraph">
      <style:text-properties fo:font-size="8pt" style:font-size-asian="8pt"/>
    </style:style>
    <style:style style:name="P153" style:parent-style-name="lignedecode" style:family="paragraph">
      <style:text-properties fo:font-size="8pt" style:font-size-asian="8pt"/>
    </style:style>
    <style:style style:name="P154" style:parent-style-name="lignedecode" style:family="paragraph">
      <style:text-properties fo:font-size="8pt" style:font-size-asian="8pt"/>
    </style:style>
    <style:style style:name="P155" style:parent-style-name="lignedecode" style:family="paragraph">
      <style:text-properties fo:font-size="8pt" style:font-size-asian="8pt"/>
    </style:style>
    <style:style style:name="P156" style:parent-style-name="lignedecode" style:family="paragraph">
      <style:text-properties fo:font-size="8pt" style:font-size-asian="8pt" fo:language="en" fo:country="US"/>
    </style:style>
    <style:style style:name="P157" style:parent-style-name="lignedecode" style:family="paragraph">
      <style:text-properties fo:font-size="8pt" style:font-size-asian="8pt" fo:language="en" fo:country="US"/>
    </style:style>
    <style:style style:name="P158" style:parent-style-name="lignedecode" style:family="paragraph">
      <style:text-properties fo:font-size="8pt" style:font-size-asian="8pt" fo:language="en" fo:country="US"/>
    </style:style>
    <style:style style:name="P159" style:parent-style-name="lignedecode" style:family="paragraph">
      <style:text-properties fo:font-size="8pt" style:font-size-asian="8pt"/>
    </style:style>
    <style:style style:name="P160" style:parent-style-name="lignedecode" style:family="paragraph">
      <style:text-properties fo:font-size="8pt" style:font-size-asian="8pt" fo:language="en" fo:country="US"/>
    </style:style>
    <style:style style:name="P161" style:parent-style-name="lignedecode" style:family="paragraph">
      <style:text-properties fo:font-size="8pt" style:font-size-asian="8pt" fo:language="en" fo:country="US"/>
    </style:style>
    <style:style style:name="P162" style:parent-style-name="lignedecode" style:family="paragraph">
      <style:text-properties fo:font-size="8pt" style:font-size-asian="8pt" fo:language="en" fo:country="US"/>
    </style:style>
    <style:style style:name="P163" style:parent-style-name="lignedecode" style:family="paragraph">
      <style:text-properties fo:font-size="8pt" style:font-size-asian="8pt"/>
    </style:style>
    <style:style style:name="P164" style:parent-style-name="lignedecode" style:family="paragraph">
      <style:text-properties fo:font-size="8pt" style:font-size-asian="8pt"/>
    </style:style>
    <style:style style:name="P165" style:parent-style-name="lignedecode" style:family="paragraph">
      <style:text-properties fo:font-size="8pt" style:font-size-asian="8pt"/>
    </style:style>
    <style:style style:name="P166" style:parent-style-name="lignedecode" style:family="paragraph">
      <style:text-properties fo:font-size="8pt" style:font-size-asian="8pt"/>
    </style:style>
    <style:style style:name="P167" style:parent-style-name="lignedecode" style:family="paragraph">
      <style:text-properties fo:font-size="8pt" style:font-size-asian="8pt" fo:language="en" fo:country="US"/>
    </style:style>
    <style:style style:name="P168" style:parent-style-name="lignedecode" style:family="paragraph">
      <style:text-properties fo:font-size="8pt" style:font-size-asian="8pt" fo:language="en" fo:country="US"/>
    </style:style>
    <style:style style:name="P169" style:parent-style-name="lignedecode" style:family="paragraph">
      <style:text-properties fo:font-size="8pt" style:font-size-asian="8pt" fo:language="en" fo:country="US"/>
    </style:style>
    <style:style style:name="P170" style:parent-style-name="lignedecode" style:family="paragraph">
      <style:text-properties fo:font-size="8pt" style:font-size-asian="8pt" fo:language="en" fo:country="US"/>
    </style:style>
    <style:style style:name="P171" style:parent-style-name="lignedecode" style:family="paragraph">
      <style:text-properties fo:font-size="8pt" style:font-size-asian="8pt" fo:language="en" fo:country="US"/>
    </style:style>
    <style:style style:name="P172" style:parent-style-name="lignedecode" style:family="paragraph">
      <style:text-properties fo:font-size="8pt" style:font-size-asian="8pt" fo:language="en" fo:country="US"/>
    </style:style>
    <style:style style:name="P173" style:parent-style-name="lignedecode" style:family="paragraph">
      <style:text-properties fo:font-size="8pt" style:font-size-asian="8pt" fo:language="en" fo:country="US"/>
    </style:style>
    <style:style style:name="P174" style:parent-style-name="lignedecode" style:family="paragraph">
      <style:text-properties fo:font-size="8pt" style:font-size-asian="8pt" fo:language="en" fo:country="US"/>
    </style:style>
    <style:style style:name="P175" style:parent-style-name="lignedecode" style:family="paragraph">
      <style:text-properties fo:font-size="8pt" style:font-size-asian="8pt" fo:language="en" fo:country="US"/>
    </style:style>
    <style:style style:name="P176" style:parent-style-name="lignedecode" style:family="paragraph">
      <style:text-properties fo:font-size="8pt" style:font-size-asian="8pt" fo:language="en" fo:country="US"/>
    </style:style>
    <style:style style:name="P177" style:parent-style-name="lignedecode" style:family="paragraph">
      <style:text-properties fo:font-size="8pt" style:font-size-asian="8pt" fo:language="en" fo:country="US"/>
    </style:style>
    <style:style style:name="P178" style:parent-style-name="lignedecode" style:family="paragraph">
      <style:text-properties fo:font-size="8pt" style:font-size-asian="8pt" fo:language="en" fo:country="US"/>
    </style:style>
    <style:style style:name="P179" style:parent-style-name="lignedecode" style:family="paragraph">
      <style:text-properties fo:font-size="8pt" style:font-size-asian="8pt" fo:language="en" fo:country="US"/>
    </style:style>
    <style:style style:name="P180" style:parent-style-name="lignedecode" style:family="paragraph">
      <style:text-properties fo:font-size="8pt" style:font-size-asian="8pt" fo:language="en" fo:country="US"/>
    </style:style>
    <style:style style:name="P181" style:parent-style-name="lignedecode" style:family="paragraph">
      <style:text-properties fo:font-size="8pt" style:font-size-asian="8pt"/>
    </style:style>
    <style:style style:name="P182" style:parent-style-name="lignedecode" style:family="paragraph">
      <style:text-properties fo:font-size="8pt" style:font-size-asian="8pt"/>
    </style:style>
    <style:style style:name="P183" style:parent-style-name="lignedecode" style:family="paragraph">
      <style:text-properties fo:font-size="8pt" style:font-size-asian="8pt"/>
    </style:style>
    <style:style style:name="P184" style:parent-style-name="lignedecode" style:family="paragraph">
      <style:text-properties fo:font-size="8pt" style:font-size-asian="8pt"/>
    </style:style>
    <style:style style:name="P185" style:parent-style-name="lignedecode" style:family="paragraph">
      <style:text-properties fo:font-size="8pt" style:font-size-asian="8pt"/>
    </style:style>
    <style:style style:name="P186" style:parent-style-name="lignedecode" style:family="paragraph">
      <style:text-properties fo:font-size="8pt" style:font-size-asian="8pt"/>
    </style:style>
    <style:style style:name="P187" style:parent-style-name="lignedecode" style:family="paragraph">
      <style:text-properties fo:font-size="8pt" style:font-size-asian="8pt"/>
    </style:style>
    <style:style style:name="P188" style:parent-style-name="lignedecode" style:family="paragraph">
      <style:text-properties fo:font-size="8pt" style:font-size-asian="8pt"/>
    </style:style>
    <style:style style:name="P189" style:parent-style-name="lignedecode" style:family="paragraph">
      <style:text-properties fo:font-size="8pt" style:font-size-asian="8pt"/>
    </style:style>
    <style:style style:name="P190" style:parent-style-name="lignedecode" style:family="paragraph">
      <style:text-properties fo:font-size="8pt" style:font-size-asian="8pt"/>
    </style:style>
    <style:style style:name="P191" style:parent-style-name="lignedecode" style:family="paragraph">
      <style:text-properties fo:font-size="8pt" style:font-size-asian="8pt"/>
    </style:style>
    <style:style style:name="P192" style:parent-style-name="lignedecode" style:family="paragraph">
      <style:text-properties fo:font-size="8pt" style:font-size-asian="8pt" fo:language="en" fo:country="US"/>
    </style:style>
    <style:style style:name="P193" style:parent-style-name="lignedecode" style:family="paragraph">
      <style:text-properties fo:font-size="8pt" style:font-size-asian="8pt" fo:language="en" fo:country="US"/>
    </style:style>
    <style:style style:name="P194" style:parent-style-name="lignedecode" style:family="paragraph">
      <style:text-properties fo:font-size="8pt" style:font-size-asian="8pt"/>
    </style:style>
    <style:style style:name="P195" style:parent-style-name="lignedecode" style:family="paragraph">
      <style:text-properties fo:font-size="8pt" style:font-size-asian="8pt"/>
    </style:style>
    <style:style style:name="P196" style:parent-style-name="lignedecode" style:family="paragraph">
      <style:text-properties fo:font-size="8pt" style:font-size-asian="8pt"/>
    </style:style>
    <style:style style:name="P197" style:parent-style-name="lignedecode" style:family="paragraph">
      <style:text-properties fo:font-size="8pt" style:font-size-asian="8pt" fo:language="en" fo:country="US"/>
    </style:style>
    <style:style style:name="P198" style:parent-style-name="lignedecode" style:family="paragraph">
      <style:text-properties fo:font-size="8pt" style:font-size-asian="8pt" fo:language="en" fo:country="US"/>
    </style:style>
    <style:style style:name="P199" style:parent-style-name="lignedecode" style:family="paragraph">
      <style:text-properties fo:font-size="8pt" style:font-size-asian="8pt" fo:language="en" fo:country="US"/>
    </style:style>
    <style:style style:name="P200" style:parent-style-name="lignedecode" style:family="paragraph">
      <style:text-properties fo:font-size="8pt" style:font-size-asian="8pt" fo:language="en" fo:country="US"/>
    </style:style>
    <style:style style:name="P201" style:parent-style-name="lignedecode" style:family="paragraph">
      <style:text-properties fo:font-size="8pt" style:font-size-asian="8pt"/>
    </style:style>
    <style:style style:name="P202" style:parent-style-name="lignedecode" style:family="paragraph">
      <style:text-properties fo:font-size="8pt" style:font-size-asian="8pt" fo:language="en" fo:country="US"/>
    </style:style>
    <style:style style:name="P203" style:parent-style-name="lignedecode" style:family="paragraph">
      <style:text-properties fo:font-size="8pt" style:font-size-asian="8pt" fo:language="en" fo:country="US"/>
    </style:style>
    <style:style style:name="P204" style:parent-style-name="lignedecode" style:family="paragraph">
      <style:text-properties fo:font-size="8pt" style:font-size-asian="8pt" fo:language="en" fo:country="US"/>
    </style:style>
    <style:style style:name="P205" style:parent-style-name="lignedecode" style:family="paragraph">
      <style:text-properties fo:font-size="8pt" style:font-size-asian="8pt" fo:language="en" fo:country="US"/>
    </style:style>
    <style:style style:name="P206" style:parent-style-name="lignedecode" style:family="paragraph">
      <style:text-properties fo:font-size="8pt" style:font-size-asian="8pt" fo:language="en" fo:country="US"/>
    </style:style>
    <style:style style:name="P207" style:parent-style-name="lignedecode" style:family="paragraph">
      <style:text-properties fo:font-size="8pt" style:font-size-asian="8pt" fo:language="en" fo:country="US"/>
    </style:style>
    <style:style style:name="P208" style:parent-style-name="lignedecode" style:family="paragraph">
      <style:text-properties fo:font-size="8pt" style:font-size-asian="8pt" fo:language="en" fo:country="US"/>
    </style:style>
    <style:style style:name="P209" style:parent-style-name="lignedecode" style:family="paragraph">
      <style:text-properties fo:font-size="8pt" style:font-size-asian="8pt" fo:language="en" fo:country="US"/>
    </style:style>
    <style:style style:name="P210" style:parent-style-name="lignedecode" style:family="paragraph">
      <style:text-properties fo:font-size="8pt" style:font-size-asian="8pt"/>
    </style:style>
    <style:style style:name="P211" style:parent-style-name="lignedecode" style:family="paragraph">
      <style:text-properties fo:font-size="8pt" style:font-size-asian="8pt"/>
    </style:style>
    <style:style style:name="P212" style:parent-style-name="lignedecode" style:family="paragraph">
      <style:text-properties fo:font-size="8pt" style:font-size-asian="8pt"/>
    </style:style>
    <style:style style:name="P213" style:parent-style-name="lignedecode" style:family="paragraph">
      <style:text-properties fo:font-size="8pt" style:font-size-asian="8pt"/>
    </style:style>
    <style:style style:name="P214" style:parent-style-name="lignedecode" style:family="paragraph">
      <style:text-properties fo:font-size="8pt" style:font-size-asian="8pt"/>
    </style:style>
    <style:style style:name="P215" style:parent-style-name="lignedecode" style:family="paragraph">
      <style:text-properties fo:font-size="8pt" style:font-size-asian="8pt"/>
    </style:style>
    <style:style style:name="P216" style:parent-style-name="lignedecode" style:family="paragraph">
      <style:text-properties fo:font-size="8pt" style:font-size-asian="8pt" fo:language="en" fo:country="US"/>
    </style:style>
    <style:style style:name="P217" style:parent-style-name="lignedecode" style:family="paragraph">
      <style:text-properties fo:font-size="8pt" style:font-size-asian="8pt" fo:language="en" fo:country="US"/>
    </style:style>
    <style:style style:name="P218" style:parent-style-name="lignedecode" style:family="paragraph">
      <style:text-properties fo:font-size="8pt" style:font-size-asian="8pt"/>
    </style:style>
    <style:style style:name="P219" style:parent-style-name="lignedecode" style:family="paragraph">
      <style:text-properties fo:font-size="8pt" style:font-size-asian="8pt" fo:language="en" fo:country="US"/>
    </style:style>
    <style:style style:name="P220" style:parent-style-name="lignedecode" style:family="paragraph">
      <style:text-properties fo:font-size="8pt" style:font-size-asian="8pt" fo:language="en" fo:country="US"/>
    </style:style>
    <style:style style:name="P221" style:parent-style-name="lignedecode" style:family="paragraph">
      <style:text-properties fo:font-size="8pt" style:font-size-asian="8pt" fo:language="en" fo:country="US"/>
    </style:style>
    <style:style style:name="P222" style:parent-style-name="lignedecode" style:family="paragraph">
      <style:text-properties fo:font-size="8pt" style:font-size-asian="8pt" fo:language="en" fo:country="US"/>
    </style:style>
    <style:style style:name="P223" style:parent-style-name="lignedecode" style:family="paragraph">
      <style:text-properties fo:font-size="8pt" style:font-size-asian="8pt" fo:language="en" fo:country="US"/>
    </style:style>
    <style:style style:name="P224" style:parent-style-name="lignedecode" style:family="paragraph">
      <style:text-properties fo:font-size="8pt" style:font-size-asian="8pt"/>
    </style:style>
    <style:style style:name="P225" style:parent-style-name="lignedecode" style:family="paragraph">
      <style:text-properties fo:font-size="8pt" style:font-size-asian="8pt"/>
    </style:style>
    <style:style style:name="P226" style:parent-style-name="lignedecode" style:family="paragraph">
      <style:text-properties fo:font-size="8pt" style:font-size-asian="8pt"/>
    </style:style>
    <style:style style:name="P227" style:parent-style-name="lignedecode" style:family="paragraph">
      <style:text-properties fo:font-size="8pt" style:font-size-asian="8pt"/>
    </style:style>
    <style:style style:name="P228" style:parent-style-name="lignedecode" style:family="paragraph">
      <style:text-properties fo:font-size="8pt" style:font-size-asian="8pt"/>
    </style:style>
    <style:style style:name="P229" style:parent-style-name="lignedecode" style:family="paragraph">
      <style:text-properties fo:font-size="8pt" style:font-size-asian="8pt"/>
    </style:style>
    <style:style style:name="P230" style:parent-style-name="lignedecode" style:family="paragraph">
      <style:text-properties fo:font-size="8pt" style:font-size-asian="8pt"/>
    </style:style>
    <style:style style:name="P231" style:parent-style-name="lignedecode" style:family="paragraph">
      <style:text-properties fo:font-size="8pt" style:font-size-asian="8pt"/>
    </style:style>
    <style:style style:name="P232" style:parent-style-name="lignedecode" style:family="paragraph">
      <style:text-properties fo:font-size="8pt" style:font-size-asian="8pt"/>
    </style:style>
    <style:style style:name="P233" style:parent-style-name="lignedecode" style:family="paragraph">
      <style:text-properties fo:font-size="8pt" style:font-size-asian="8pt"/>
    </style:style>
    <style:style style:name="P234" style:parent-style-name="lignedecode" style:family="paragraph">
      <style:text-properties fo:font-size="8pt" style:font-size-asian="8pt"/>
    </style:style>
    <style:style style:name="P235" style:parent-style-name="lignedecode" style:family="paragraph">
      <style:text-properties fo:font-size="8pt" style:font-size-asian="8pt"/>
    </style:style>
    <style:style style:name="P236" style:parent-style-name="lignedecode" style:family="paragraph">
      <style:text-properties fo:font-size="8pt" style:font-size-asian="8pt"/>
    </style:style>
    <style:style style:name="P237" style:parent-style-name="lignedecode" style:family="paragraph">
      <style:text-properties fo:font-size="8pt" style:font-size-asian="8pt"/>
    </style:style>
    <style:style style:name="P238" style:parent-style-name="lignedecode" style:family="paragraph">
      <style:text-properties fo:font-size="8pt" style:font-size-asian="8pt"/>
    </style:style>
    <style:style style:name="P239" style:parent-style-name="lignedecode" style:family="paragraph">
      <style:text-properties fo:font-size="8pt" style:font-size-asian="8pt" fo:language="en" fo:country="US"/>
    </style:style>
    <style:style style:name="P240" style:parent-style-name="lignedecode" style:family="paragraph">
      <style:text-properties fo:font-size="8pt" style:font-size-asian="8pt" fo:language="en" fo:country="US"/>
    </style:style>
    <style:style style:name="P241" style:parent-style-name="lignedecode" style:family="paragraph">
      <style:text-properties fo:font-size="8pt" style:font-size-asian="8pt" fo:language="en" fo:country="US"/>
    </style:style>
    <style:style style:name="P242" style:parent-style-name="lignedecode" style:family="paragraph">
      <style:text-properties fo:font-size="8pt" style:font-size-asian="8pt"/>
    </style:style>
    <style:style style:name="P243" style:parent-style-name="lignedecode" style:family="paragraph">
      <style:text-properties fo:font-size="8pt" style:font-size-asian="8pt"/>
    </style:style>
    <style:style style:name="P244" style:parent-style-name="lignedecode" style:family="paragraph">
      <style:text-properties fo:font-size="8pt" style:font-size-asian="8pt"/>
    </style:style>
    <style:style style:name="P245" style:parent-style-name="lignedecode" style:family="paragraph">
      <style:text-properties fo:font-size="8pt" style:font-size-asian="8pt"/>
    </style:style>
    <style:style style:name="P246" style:parent-style-name="lignedecode" style:family="paragraph">
      <style:text-properties fo:font-size="8pt" style:font-size-asian="8pt"/>
    </style:style>
    <style:style style:name="P247" style:parent-style-name="lignedecode" style:family="paragraph">
      <style:text-properties fo:font-size="8pt" style:font-size-asian="8pt" fo:language="en" fo:country="US"/>
    </style:style>
    <style:style style:name="T248" style:parent-style-name="DefaultParagraphFont" style:family="text">
      <style:text-properties fo:font-size="8pt" style:font-size-asian="8pt" fo:language="en" fo:country="US"/>
    </style:style>
    <style:style style:name="T249" style:parent-style-name="DefaultParagraphFont" style:family="text">
      <style:text-properties fo:font-size="8pt" style:font-size-asian="8pt"/>
    </style:style>
    <style:style style:name="P250" style:parent-style-name="lignedecode" style:family="paragraph">
      <style:text-properties fo:font-size="8pt" style:font-size-asian="8pt"/>
    </style:style>
    <style:style style:name="P251" style:parent-style-name="lignedecode" style:family="paragraph">
      <style:text-properties fo:font-size="8pt" style:font-size-asian="8pt"/>
    </style:style>
    <style:style style:name="P252" style:parent-style-name="lignedecode" style:family="paragraph">
      <style:text-properties fo:font-size="8pt" style:font-size-asian="8pt" fo:language="en" fo:country="US"/>
    </style:style>
    <style:style style:name="P253" style:parent-style-name="lignedecode" style:family="paragraph">
      <style:text-properties fo:font-size="8pt" style:font-size-asian="8pt" fo:language="en" fo:country="US"/>
    </style:style>
    <style:style style:name="P254" style:parent-style-name="lignedecode" style:family="paragraph">
      <style:text-properties fo:font-size="8pt" style:font-size-asian="8pt" fo:language="en" fo:country="US"/>
    </style:style>
    <style:style style:name="P255" style:parent-style-name="lignedecode" style:family="paragraph">
      <style:text-properties fo:font-size="8pt" style:font-size-asian="8pt" fo:language="en" fo:country="US"/>
    </style:style>
    <style:style style:name="P256" style:parent-style-name="lignedecode" style:family="paragraph">
      <style:text-properties fo:font-size="8pt" style:font-size-asian="8pt" fo:language="en" fo:country="US"/>
    </style:style>
    <style:style style:name="P257" style:parent-style-name="lignedecode" style:family="paragraph">
      <style:text-properties fo:font-size="8pt" style:font-size-asian="8pt" fo:language="en" fo:country="US"/>
    </style:style>
    <style:style style:name="P258" style:parent-style-name="lignedecode" style:family="paragraph">
      <style:text-properties fo:font-size="8pt" style:font-size-asian="8pt" fo:language="en" fo:country="US"/>
    </style:style>
    <style:style style:name="P259" style:parent-style-name="lignedecode" style:family="paragraph">
      <style:text-properties fo:font-size="8pt" style:font-size-asian="8pt" fo:language="en" fo:country="US"/>
    </style:style>
    <style:style style:name="P260" style:parent-style-name="lignedecode" style:family="paragraph">
      <style:text-properties fo:font-size="8pt" style:font-size-asian="8pt" fo:language="en" fo:country="US"/>
    </style:style>
    <style:style style:name="P261" style:parent-style-name="lignedecode" style:family="paragraph">
      <style:text-properties fo:font-size="8pt" style:font-size-asian="8pt" fo:language="en" fo:country="US"/>
    </style:style>
    <style:style style:name="P262" style:parent-style-name="Textbody" style:family="paragraph">
      <style:text-properties fo:language="en" fo:country="US"/>
    </style:style>
    <style:style style:name="T263" style:parent-style-name="DefaultParagraphFont" style:family="text">
      <style:text-properties style:font-name="OpenSymbol" style:font-name-asian="Wingdings" style:font-name-complex="Wingdings" fo:font-weight="bold" style:font-weight-asian="bold" fo:font-size="20pt" style:font-size-asian="20pt"/>
    </style:style>
    <style:style style:name="T264" style:parent-style-name="DefaultParagraphFont" style:family="text">
      <style:text-properties style:font-name="OpenSymbol" style:font-name-asian="Wingdings" style:font-name-complex="Wingdings" fo:font-weight="bold" style:font-weight-asian="bold" fo:font-size="20pt" style:font-size-asian="20pt"/>
    </style:style>
    <style:style style:name="T265" style:parent-style-name="DefaultParagraphFont" style:family="text">
      <style:text-properties style:font-name="OpenSymbol" style:font-name-asian="Wingdings" style:font-name-complex="Wingdings" fo:font-weight="bold" style:font-weight-asian="bold" fo:font-size="20pt" style:font-size-asian="20pt"/>
    </style:style>
    <style:style style:name="T266" style:parent-style-name="DefaultParagraphFont" style:family="text">
      <style:text-properties style:font-name="OpenSymbol" style:font-name-asian="Wingdings" style:font-name-complex="Wingdings" fo:font-weight="bold" style:font-weight-asian="bold" fo:font-size="20pt" style:font-size-asian="20pt"/>
    </style:style>
    <style:style style:name="T267" style:parent-style-name="DefaultParagraphFont" style:family="text">
      <style:text-properties style:font-name="Wingdings 2" fo:font-weight="bold" style:font-weight-asian="bold" fo:font-size="20pt" style:font-size-asian="20pt"/>
    </style:style>
    <style:style style:name="T268" style:parent-style-name="DefaultParagraphFont" style:family="text">
      <style:text-properties style:font-name="OpenSymbol" style:font-name-asian="Wingdings" style:font-name-complex="Wingdings" fo:font-weight="bold" style:font-weight-asian="bold" fo:font-size="20pt" style:font-size-asian="20pt"/>
    </style:style>
    <style:style style:name="T269" style:parent-style-name="DefaultParagraphFont" style:family="text">
      <style:text-properties style:font-name="Wingdings 2" fo:font-weight="bold" style:font-weight-asian="bold" fo:font-size="20pt" style:font-size-asian="20pt"/>
    </style:style>
    <style:style style:name="P270" style:parent-style-name="lignedecode" style:family="paragraph">
      <style:text-properties fo:font-size="8pt" style:font-size-asian="8pt" fo:language="en" fo:country="US"/>
    </style:style>
    <style:style style:name="P271" style:parent-style-name="lignedecode" style:family="paragraph">
      <style:text-properties fo:font-size="8pt" style:font-size-asian="8pt" fo:language="en" fo:country="US"/>
    </style:style>
    <style:style style:name="P272" style:parent-style-name="lignedecode" style:family="paragraph">
      <style:text-properties fo:font-size="8pt" style:font-size-asian="8pt" fo:language="en" fo:country="US"/>
    </style:style>
    <style:style style:name="P273" style:parent-style-name="lignedecode" style:family="paragraph">
      <style:text-properties fo:font-size="8pt" style:font-size-asian="8pt" fo:language="en" fo:country="US"/>
    </style:style>
    <style:style style:name="P274" style:parent-style-name="lignedecode" style:family="paragraph">
      <style:text-properties fo:font-size="8pt" style:font-size-asian="8pt" fo:language="en" fo:country="US"/>
    </style:style>
    <style:style style:name="P275" style:parent-style-name="lignedecode" style:family="paragraph">
      <style:text-properties fo:font-size="8pt" style:font-size-asian="8pt" fo:language="en" fo:country="US"/>
    </style:style>
    <style:style style:name="P276" style:parent-style-name="lignedecode" style:family="paragraph">
      <style:text-properties fo:font-size="8pt" style:font-size-asian="8pt" fo:language="en" fo:country="US"/>
    </style:style>
    <style:style style:name="P277" style:parent-style-name="lignedecode" style:family="paragraph">
      <style:text-properties fo:font-size="8pt" style:font-size-asian="8pt" fo:language="en" fo:country="US"/>
    </style:style>
    <style:style style:name="P278" style:parent-style-name="lignedecode" style:family="paragraph">
      <style:text-properties fo:font-size="8pt" style:font-size-asian="8pt" fo:language="en" fo:country="US"/>
    </style:style>
    <style:style style:name="P279" style:parent-style-name="lignedecode" style:family="paragraph">
      <style:text-properties fo:font-size="8pt" style:font-size-asian="8pt" fo:language="en" fo:country="US"/>
    </style:style>
    <style:style style:name="T280" style:parent-style-name="DefaultParagraphFont" style:family="text">
      <style:text-properties fo:font-size="8pt" style:font-size-asian="8pt" fo:language="en" fo:country="US"/>
    </style:style>
    <style:style style:name="T281" style:parent-style-name="DefaultParagraphFont" style:family="text">
      <style:text-properties fo:font-weight="bold" style:font-weight-asian="bold" fo:font-size="8pt" style:font-size-asian="8pt" fo:language="en" fo:country="US"/>
    </style:style>
    <style:style style:name="T282" style:parent-style-name="DefaultParagraphFont" style:family="text">
      <style:text-properties fo:font-weight="bold" style:font-weight-asian="bold" fo:font-size="8pt" style:font-size-asian="8pt" fo:language="en" fo:country="US"/>
    </style:style>
    <style:style style:name="T283" style:parent-style-name="DefaultParagraphFont" style:family="text">
      <style:text-properties fo:font-size="8pt" style:font-size-asian="8pt" fo:language="en" fo:country="US"/>
    </style:style>
    <style:style style:name="P284" style:parent-style-name="lignedecode" style:family="paragraph">
      <style:text-properties fo:font-size="8pt" style:font-size-asian="8pt" fo:language="en" fo:country="US"/>
    </style:style>
    <style:style style:name="P285" style:parent-style-name="lignedecode" style:family="paragraph">
      <style:text-properties fo:font-size="8pt" style:font-size-asian="8pt"/>
    </style:style>
    <style:style style:name="T286" style:parent-style-name="DefaultParagraphFont" style:family="text">
      <style:text-properties style:font-name="OpenSymbol" style:font-name-asian="Wingdings" style:font-name-complex="Wingdings" fo:font-weight="bold" style:font-weight-asian="bold" fo:font-size="20pt" style:font-size-asian="20pt"/>
    </style:style>
    <style:style style:name="T287" style:parent-style-name="DefaultParagraphFont" style:family="text">
      <style:text-properties style:font-name="Wingdings 2" fo:font-weight="bold" style:font-weight-asian="bold" fo:font-size="20pt" style:font-size-asian="20pt"/>
    </style:style>
    <style:style style:name="T288" style:parent-style-name="DefaultParagraphFont" style:family="text">
      <style:text-properties style:font-name="OpenSymbol" style:font-name-asian="Wingdings" style:font-name-complex="Wingdings" fo:font-weight="bold" style:font-weight-asian="bold" fo:font-size="20pt" style:font-size-asian="20pt"/>
    </style:style>
    <style:style style:name="T289" style:parent-style-name="DefaultParagraphFont" style:family="text">
      <style:text-properties style:font-name="OpenSymbol" style:font-name-asian="Wingdings" style:font-name-complex="Wingdings" fo:font-weight="bold" style:font-weight-asian="bold" fo:font-size="20pt" style:font-size-asian="20pt"/>
    </style:style>
    <style:style style:name="T290" style:parent-style-name="DefaultParagraphFont" style:family="text">
      <style:text-properties style:font-name="OpenSymbol" style:font-name-asian="Wingdings" style:font-name-complex="Wingdings" fo:font-weight="bold" style:font-weight-asian="bold" fo:font-size="20pt" style:font-size-asian="20pt"/>
    </style:style>
    <style:style style:name="T291" style:parent-style-name="DefaultParagraphFont" style:family="text">
      <style:text-properties style:font-name="Wingdings 2" fo:font-weight="bold" style:font-weight-asian="bold" fo:font-size="20pt" style:font-size-asian="20pt"/>
    </style:style>
    <style:style style:name="T292" style:parent-style-name="DefaultParagraphFont" style:family="text">
      <style:text-properties style:font-name="OpenSymbol" style:font-name-asian="Wingdings" style:font-name-complex="Wingdings" fo:font-weight="bold" style:font-weight-asian="bold" fo:font-size="20pt" style:font-size-asian="20pt"/>
    </style:style>
    <style:style style:name="T293" style:parent-style-name="DefaultParagraphFont" style:family="text">
      <style:text-properties style:font-name="OpenSymbol" style:font-name-asian="Wingdings" style:font-name-complex="Wingdings" fo:font-weight="bold" style:font-weight-asian="bold" fo:font-size="20pt" style:font-size-asian="20pt"/>
    </style:style>
    <style:style style:name="T294" style:parent-style-name="DefaultParagraphFont" style:family="text">
      <style:text-properties style:font-name="OpenSymbol" style:font-name-asian="Wingdings" style:font-name-complex="Wingdings" fo:font-weight="bold" style:font-weight-asian="bold" fo:font-size="20pt" style:font-size-asian="20pt"/>
    </style:style>
  </office:automatic-styles>
  <office:body>
    <office:text text:use-soft-page-breaks="true">
      <text:p text:style-name="P1"><text:span text:style-name="T22"><text:subject text:fixed="false">Travaux Pratiques</text:subject></text:span></text:p>
      <text:p text:style-name="P23"><text:keywords text:fixed="false"/></text:p>
      <text:p text:style-name="P24"><text:description text:fixed="false"/></text:p>
      <text:p text:style-name="Standard"/>
      <text:p text:style-name="P25"/>
      <text:p text:style-name="P26"><text:span text:style-name="T27"><text:title text:fixed="false">M2.1 - Chaîne de développement GNU/Linux</text:title></text:span></text:p>
      <text:p text:style-name="P28"/>
      <text:p text:style-name="Standard"/>
      <text:p text:style-name="Texte"/>
      <text:table-of-content text:name="_TOC12">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9">Table des matières</text:p>
          <text:p text:style-name="P30">1 -Objectifs<text:tab/>2</text:p>
          <text:p text:style-name="P31">2 -Edition de fichier source<text:tab/>2</text:p>
          <text:p text:style-name="P32">3 -Compilation avec un<text:s/>fichier Makefile.<text:tab/>3</text:p>
          <text:p text:style-name="P33">4 -Correction des erreurs de syntaxe<text:s/><text:tab/>6</text:p>
          <text:p text:style-name="P34">5 -Utilisation de l'IDE Code::Blocks<text:tab/>6</text:p>
          <text:p text:style-name="P35">6 -Premier programme C++ avec cout et cin<text:tab/>7</text:p>
          <text:p text:style-name="P36">7 -Structures algorithmiques de base en C++<text:tab/>7</text:p>
          <text:p text:style-name="P37">8 -Introduction au débogage<text:tab/>7</text:p>
        </text:index-body>
      </text:table-of-content>
      <text:p text:style-name="Texte"/>
      <text:soft-page-break/>
      <text:h text:style-name="P38" text:outline-level="1">Objectifs</text:h>
      <text:p text:style-name="Textbody">L’objet de ce TP est de maîtriser les outils de compilation GNU/Linux qui seront utilisés pour l'apprentissage du langage C++.</text:p>
      <text:p text:style-name="Textbody">A la fin de ce TP vous serez capable de :</text:p>
      <text:list text:style-name="LFO18" text:continue-numbering="true">
        <text:list-item>
          <text:p text:style-name="P42">Créer et compiler des fichiers sources simples</text:p>
        </text:list-item>
        <text:list-item>
          <text:p text:style-name="P43">Créer des fichiers « Makefile » simples et évolués</text:p>
        </text:list-item>
        <text:list-item>
          <text:p text:style-name="P44">Utiliser un environnement de développement intégré (IDE)</text:p>
        </text:list-item>
      </text:list>
      <text:p text:style-name="P45"><text:span text:style-name="T46">❑</text:span>: ce symbole indique une tâche à effectuer sur l’ordinateur. Cochez cette case <text:s/>quand le travail demandé est effectué.</text:p>
      <text:p text:style-name="P47"><text:span text:style-name="T48">✎</text:span><text:s/>: <text:s/>ce symbole indique qu’il faut répondre par écrit.</text:p>
      <text:h text:style-name="Titre1" text:outline-level="1">Edition de<text:s/>fichier source</text:h>
      <text:p text:style-name="Textbody">Cet exercice explique la réalisation puis la compilation d'un premier programme en C++ avec g++.</text:p>
      <text:p text:style-name="Textbody"><text:span text:style-name="T49">❑</text:span>Créez l'arborescence suivante dans le dossier « Documents » de votre « home » :</text:p>
      <text:p text:style-name="P50">├── tp_dev_linux</text:p>
      <text:p text:style-name="P51">│   ├── build<text:s/><text:tab/><text:tab/><text:tab/><text:tab/>// dossier pour la construction des applications</text:p>
      <text:p text:style-name="P52">│   │   ├── .obj<text:s/><text:tab/><text:tab/><text:tab/><text:tab/>// dossier de stockage des fichiers objets</text:p>
      <text:p text:style-name="P53">│   │   ├── Release<text:s/><text:tab/><text:tab/><text:tab/>// dossier de l'application finale</text:p>
      <text:p text:style-name="P54">│   │   │   └── bin<text:s/><text:tab/><text:tab/><text:tab/>// dossier de stockage de l'exécutable de l'application</text:p>
      <text:p text:style-name="P55">│   │   └── UnitTest<text:s/><text:tab/><text:tab/><text:tab/>// dossier<text:s/>des tests unitaires</text:p>
      <text:p text:style-name="P56">│   │   <text:s text:c="4"/>└── bin<text:s/><text:tab/><text:tab/><text:tab/>// dossier de stockage des exécutables de tests unitaires</text:p>
      <text:p text:style-name="P57">│   └── Classes<text:s/><text:tab/><text:tab/><text:tab/><text:tab/>// dossier des fichiers sources</text:p>
      <text:p text:style-name="Textbody"><text:span text:style-name="T58">❑</text:span>En utilisant gedit ou tout autre éditeur de texte (vim, nano, etc.), tapez le code ci-dessous dans un<text:s/>nouveau fichier source C++ puis enregistrez le sous le nom "hello.cpp" dans le dossier «Classes».</text:p>
      <text:p text:style-name="P59">//***************************</text:p>
      <text:p text:style-name="P60">// Fichier: hello.cpp</text:p>
      <text:p text:style-name="P61">//***************************</text:p>
      <text:p text:style-name="P62"><text:s text:c="6"/></text:p>
      <text:p text:style-name="P63">#include &lt;iostream&gt;</text:p>
      <text:p text:style-name="P64"/>
      <text:p text:style-name="P65">using namespace std;</text:p>
      <text:p text:style-name="P66"/>
      <text:p text:style-name="P67">int main()</text:p>
      <text:p text:style-name="P68">{</text:p>
      <text:p text:style-name="P69"><text:s text:c="8"/>cout<text:s/>&lt;&lt; "Hello World" &lt;&lt; endl;</text:p>
      <text:p text:style-name="P70"><text:s text:c="8"/>return 0;</text:p>
      <text:p text:style-name="P71">}</text:p>
      <text:p text:style-name="Textbody"><text:span text:style-name="T72">❑</text:span>Ouvrez un terminal et réalisez la compilation avec la commande "g++ -o hello hello.cpp" dans le dossier où se trouve le fichier source.</text:p>
      <text:p text:style-name="Textbody"><text:span text:style-name="T73">✎</text:span><text:span text:style-name="T74"><text:s/></text:span>Quel est le résultat de cette commande ?:</text:p>
      <text:p text:style-name="P75">La commande crée le<text:s/>fichier « hello »</text:p>
      <text:p text:style-name="Textbody"><text:span text:style-name="T76">✎</text:span><text:span text:style-name="T77"><text:s/></text:span>Comment vérifier que le fichier généré est bien un exécutable ?:</text:p>
      <text:p text:style-name="P78">En le lançant avec la commande ./hello<text:s/></text:p>
      <text:p text:style-name="Textbody"><text:span text:style-name="T79">✎</text:span><text:span text:style-name="T80"><text:s/></text:span>Quel résultat à l'écran produit l'exécution du programme ?</text:p>
      <text:p text:style-name="P81">Ca affiche « Hello World »</text:p>
      <text:p text:style-name="P82"/>
      <text:p text:style-name="Textbody"><text:span text:style-name="T83">✎</text:span><text:span text:style-name="T84"><text:s/></text:span>Donnez 2 commandes possibles pour exécuter le programme ?</text:p>
      <text:p text:style-name="P85">./hello</text:p>
      <text:p text:style-name="P86"/>
      <text:soft-page-break/>
      <text:p text:style-name="Textbody"><text:span text:style-name="T87">✎</text:span><text:span text:style-name="T88"><text:s/></text:span>Que se passe-t'il si on utilise simplement g++ hello.cpp ?</text:p>
      <text:p text:style-name="P89">Ca crée le fichier a.out (code assembleur)</text:p>
      <text:p text:style-name="Textbody"><text:span text:style-name="T90">✎</text:span><text:span text:style-name="T91"><text:s/></text:span>Que se passe-t'il si on utilise simplement gcc à la place de g++ pour faire la compilation ?</text:p>
      <text:p text:style-name="Textbody"><text:tab/><text:tab/>Le compilateur ne<text:s/>comprends pas le codeRe</text:p>
      <text:p text:style-name="Textbody"><text:span text:style-name="T92">✎</text:span><text:span text:style-name="T93"><text:s/></text:span>Quelle commande de compilation faut-il entrer pour que l'exécutable soit placer dans le dossier « build/Release/bin » afin d'éviter de mélanger les fichiers sources avec les exécutables ?</text:p>
      <text:p text:style-name="Textbody"><text:tab/><text:tab/><text:span text:style-name="T94">g++ -o build/Release/bin/hello hello.cpp</text:span></text:p>
      <text:p text:style-name="Textbody"><text:span text:style-name="T95">✎</text:span><text:span text:style-name="T96"><text:s/></text:span>Quelle commande de compilation faut-il entrer pour générer le fichier objet hello.o à partir de hello.cpp ?</text:p>
      <text:p text:style-name="P97"><text:s text:c="2"/><text:span text:style-name="T98">g++ -c hello.cpp -o hello.o</text:span></text:p>
      <text:p text:style-name="Textbody"><text:span text:style-name="T99">✎</text:span><text:span text:style-name="T100"><text:s/></text:span>Quelle commande de compilation faut-il entrer pour générer l'exécutable à partir du fichier objet hello.o seul ?</text:p>
      <text:p text:style-name="Textbody"><text:tab/><text:tab/><text:span text:style-name="T101">g++ hello.o -o hello.exe</text:span></text:p>
      <text:p text:style-name="Textbody"><text:span text:style-name="T102">✎</text:span><text:span text:style-name="T103"><text:s/></text:span>Quelle commande de compilation faut-il entrer pour générer le fichier objet hello.o dans le dossier build/.obj afin d'éviter de « polluer » le dossier des fichiers sources ?</text:p>
      <text:p text:style-name="Textbody"><text:tab/><text:tab/><text:span text:style-name="T104">g++ hello.o -o build/.obj/hello.exe</text:span></text:p>
      <text:p text:style-name="Textbody"><text:span text:style-name="T105">✎</text:span><text:span text:style-name="T106"><text:s/></text:span><text:span text:style-name="T107">Exercice opti</text:span><text:span text:style-name="T108">onnel</text:span> : Entrez la commande suivante « g++ -c -g -Wa,-a,-ad hello.cpp &gt; hello.lst » <text:s/>pour générer un listing en langage assembleur du programme hello.cpp et visualiser le fichier généré avec LibreOffice. Sur la première page de listing, surligner de couleurs différentes le code source écrit en<text:s/><text:span text:style-name="T109">langage C++,</text:span><text:s/>le code source généré en langage assembleur par le compilateur et le code machine généré par l'assembleur.</text:p>
      <text:h text:style-name="Titre1" text:outline-level="1">Compilation avec un fichier Makefile.</text:h>
      <text:p text:style-name="Textbody">Un projet C++ contient généralement des dizaines,<text:s/>quelquefois des centaines de fichiers sources à compiler pour construire un programme exécutable. La compilation en ligne de commande n'est alors pas « raisonnable » et il faut dans ce cas utiliser un fichier de compilation « Makefile ».</text:p>
      <text:p text:style-name="Textbody">Un fichier<text:s/><text:span text:style-name="T110">Makefil</text:span><text:span text:style-name="T111">e</text:span><text:s/>est un fichier texte décrivant les dépendances entre les fichiers et les commandes de compilation. Il est utilisé par la commande<text:s/><text:span text:style-name="T112">make</text:span>, qui est chargée de lire le fichier Makefile et de réaliser la compilation en suivant les directives du Makefile.</text:p>
      <text:p text:style-name="Textbody">Un fichier makefile à toujours la structure suivante :</text:p>
      <text:p text:style-name="P113">cible : liste de fichiers nécessaires à la construction de la cible (dépendances)</text:p>
      <text:p text:style-name="P114">[tabulation!]<text:tab/>commande permettant de fabriquer la cible à partir des dépendances</text:p>
      <text:p text:style-name="Textbody">Exemple pour le projet hello :</text:p>
      <text:p text:style-name="P115">#</text:p>
      <text:p text:style-name="P116">#<text:s/>fichier Makefile</text:p>
      <text:p text:style-name="P117">#</text:p>
      <text:p text:style-name="P118"/>
      <text:p text:style-name="P119">build/Release/bin/hello : Classes/hello.cpp</text:p>
      <text:p text:style-name="P120"><text:tab/>g++ -o build/Release/bin/hello Classes/hello.cpp</text:p>
      <text:p text:style-name="Textbody"><text:span text:style-name="T121">❑</text:span>A l'aide de vim, saisissez le texte ci-dessus dans un fichier et sauvez le sous le nom Makefile dans le dossier « tp_dev_linux » (au-dessus de « build » et « Classes »).</text:p>
      <text:p text:style-name="Textbody"><text:span text:style-name="T122">Remarque </text:span>: On préférera utiliser vim pour éditer les fichiers Makefile car il possède une coloration syntaxique spécifique aux Makefiles <text:s/>permettant d'éviter de nombreux problèmes (indentation, mauvaise utilisation des variables, etc.).</text:p>
      <text:p text:style-name="Textbody"><text:span text:style-name="T123">❑</text:span>Effacez les fichiers générés précédemment et lancez la commande make dans le terminal. Vérifiez que l'exécutable a bien été généré.</text:p>
      <text:p text:style-name="Textbody"><text:span text:style-name="T124">✎</text:span><text:span text:style-name="T125"><text:s/></text:span>Que se passe-t'il si on relance plusieurs fois de suite make ?</text:p>
      <text:p text:style-name="Textbody"><text:tab/>Le logiciel dit que le fichier est à jour</text:p>
      <text:p text:style-name="P126"/>
      <text:soft-page-break/>
      <text:p text:style-name="Textbody"><text:span text:style-name="T127">✎</text:span><text:span text:style-name="T128"><text:s/></text:span>Que faut-il faire pour forcer la compilation ? Qu'en concluez-vous ?</text:p>
      <text:p text:style-name="P129">make -B</text:p>
      <text:p text:style-name="Textbody"><text:span text:style-name="T130">✎</text:span><text:span text:style-name="T131"><text:s/></text:span>Que se passe-t-il si on renomme le fichier « Makefile » en « Makefiles » ?</text:p>
      <text:p text:style-name="P132">La commande make ne se lance pas</text:p>
      <text:p text:style-name="Textbody"><text:span text:style-name="T133">✎</text:span><text:span text:style-name="T134"><text:s/></text:span>Que se passe-t-il si on renomme le fichier « Makefile » en « makefile » ?</text:p>
      <text:p text:style-name="Textbody"><text:tab/><text:tab/>La commande se lance</text:p>
      <text:p text:style-name="Textbody"><text:span text:style-name="T135">✎</text:span><text:span text:style-name="T136"><text:s/></text:span>Que se passe-t-il si on remplace la tabulation par<text:s/>plusieurs espaces dans le fichier Makefile ?</text:p>
      <text:p text:style-name="P137">La commande ne se lance pas</text:p>
      <text:p text:style-name="Textbody"/>
      <text:p text:style-name="Textbody">On donne ici un Makefile plus « évolué » :</text:p>
      <text:p text:style-name="P138"/>
      <text:p text:style-name="P139">##############################################################################</text:p>
      <text:p text:style-name="P140"># Makefile pour generer : nom de l'application</text:p>
      <text:p text:style-name="P141"># Projet : nom du projet</text:p>
      <text:p text:style-name="P142"># Date :</text:p>
      <text:p text:style-name="P143"># Commande : make</text:p>
      <text:p text:style-name="P144">#############################################################################</text:p>
      <text:p text:style-name="P145"/>
      <text:p text:style-name="P146"># Dossier pour les fichiers sources</text:p>
      <text:p text:style-name="P147">SRCDIR = Classes</text:p>
      <text:p text:style-name="P148"/>
      <text:p text:style-name="P149"># Dossier pour les compilations</text:p>
      <text:p text:style-name="P150">BUILDDIR = build</text:p>
      <text:p text:style-name="P151"/>
      <text:p text:style-name="P152"># Dossier pour les fichiers objets (.o)</text:p>
      <text:p text:style-name="P153">OBJDIR = $(BUILDDIR)/.obj</text:p>
      <text:p text:style-name="P154"/>
      <text:p text:style-name="P155"># Dossier pour les exécutables de test unitaire</text:p>
      <text:p text:style-name="P156">UNITTESTDIR = $(BUILDDIR)/UnitTest</text:p>
      <text:p text:style-name="P157">UNITTESTBIN = $(UNITTESTDIR)/bin</text:p>
      <text:p text:style-name="P158"/>
      <text:p text:style-name="P159"># Dossier pour les exécutable des releases</text:p>
      <text:p text:style-name="P160">RELEASEDIR = $(BUILDDIR)/Release</text:p>
      <text:p text:style-name="P161">RELEASEBIN = $(RELEASEDIR)/bin</text:p>
      <text:p text:style-name="P162"/>
      <text:p text:style-name="P163"># Dossier de la documentation</text:p>
      <text:p text:style-name="P164">DOCDIR = $(BUILDDIR)/html</text:p>
      <text:p text:style-name="P165"/>
      <text:p text:style-name="P166"># Options de compilation à ajouter à CFLAGS si nécessaire</text:p>
      <text:p text:style-name="P167">SVNDEF = -D_SVN_=\"$(shell svnversion -n .)\"</text:p>
      <text:p text:style-name="P168"/>
      <text:p text:style-name="P169">DAYOFWEEKDEF = -D_DAYOFWEEK_=\"$(shell date +%a)\"</text:p>
      <text:p text:style-name="P170">DAYDEF = -D_DAY_=\"$(shell date +%d)\"</text:p>
      <text:p text:style-name="P171">MONTHDEF = -D_MONTH_=\"$(shell date +%m)\"</text:p>
      <text:p text:style-name="P172">YEARDEF = -D_YEAR_=\"$(shell date +%y)\"</text:p>
      <text:p text:style-name="P173">HOURDEF =<text:s/>-D_HOUR_=\"$(shell date +%H)\"</text:p>
      <text:p text:style-name="P174">MINDEF = -D_MIN_=\"$(shell date +%M)\"</text:p>
      <text:p text:style-name="P175"/>
      <text:p text:style-name="P176">DEBUG_ON = -g</text:p>
      <text:p text:style-name="P177">WARNING_ON = -Wall</text:p>
      <text:p text:style-name="P178"><text:s/></text:p>
      <text:p text:style-name="P179">CFLAGS = $(DEBUG_ON) $(WARNING_ON)</text:p>
      <text:p text:style-name="P180"/>
      <text:p text:style-name="P181"># Options de recherches des includes</text:p>
      <text:p text:style-name="P182">INCLUDES =<text:tab/>-I /usr/local/include</text:p>
      <text:p text:style-name="P183"/>
      <text:p text:style-name="P184"># Définitions à la compilation (ex -DDEBUG<text:s/>= #define DEBUG)</text:p>
      <text:p text:style-name="P185">DEFINES =</text:p>
      <text:p text:style-name="P186"/>
      <text:p text:style-name="P187"># Options de linkage si necessaire (ex -lm)</text:p>
      <text:p text:style-name="P188">LIBSTEST =</text:p>
      <text:p text:style-name="P189">LIBS =</text:p>
      <text:p text:style-name="P190"/>
      <text:p text:style-name="P191"># Commande de compilation C++</text:p>
      <text:p text:style-name="P192">CC = g++ $(CFLAGS) $(INCLUDES) $(DEFINES)</text:p>
      <text:p text:style-name="P193"/>
      <text:soft-page-break/>
      <text:p text:style-name="P194"># Commande de compilation C</text:p>
      <text:p text:style-name="P195">C = gcc $(CFLAGS) $(INCLUDES) $(DEFINES)</text:p>
      <text:p text:style-name="P196"/>
      <text:p text:style-name="P197"># Liste<text:s/>fichiers source</text:p>
      <text:p text:style-name="P198">SRC = $(wildcard $(SRCDIR)/*.m)</text:p>
      <text:p text:style-name="P199">HDR = $(wildcard $(SRCDIR)/*.h)</text:p>
      <text:p text:style-name="P200"/>
      <text:p text:style-name="P201"># On place ici les objets (.o) a linker dans les applications finales</text:p>
      <text:p text:style-name="P202">AUX_OBJECTS<text:tab/>=<text:tab/></text:p>
      <text:p text:style-name="P203"/>
      <text:p text:style-name="P204">UNITTEST_OBJECTS<text:tab/>=<text:tab/></text:p>
      <text:p text:style-name="P205"/>
      <text:p text:style-name="P206">RELEASE_OBJECTS<text:tab/>=<text:tab/>$(OBJDIR)/hello.o</text:p>
      <text:p text:style-name="P207"/>
      <text:p text:style-name="P208">OBJECTS<text:tab/><text:tab/>=<text:s/><text:tab/>$(AUX_OBJECTS) $(UNITTEST_OBJECTS) $(RELEASE_OBJECTS)</text:p>
      <text:p text:style-name="P209"/>
      <text:p text:style-name="P210"># On place ici les exécutables à générer (testsunitaires et release)</text:p>
      <text:p text:style-name="P211">UNITTEST<text:tab/>=</text:p>
      <text:p text:style-name="P212"/>
      <text:p text:style-name="P213">RELEASE<text:tab/>=<text:tab/>$(RELEASEBIN)/hello</text:p>
      <text:p text:style-name="P214"/>
      <text:p text:style-name="P215"># On rajoute ici ce qui doit être généré</text:p>
      <text:p text:style-name="P216">all : $(BUILDDIR) $(OBJECTS) $(RELEASE) $(UNITTEST)</text:p>
      <text:p text:style-name="P217"/>
      <text:p text:style-name="P218"># Cibles<text:s/>pour le nettoyage de la compilation</text:p>
      <text:p text:style-name="P219">cleanall : clean</text:p>
      <text:p text:style-name="P220"/>
      <text:p text:style-name="P221">clean :</text:p>
      <text:p text:style-name="P222"><text:tab/>@rm -f $(OBJDIR)/* $(DOCDIR)/*</text:p>
      <text:p text:style-name="P223"/>
      <text:p text:style-name="P224"># Cible pour l'enchaînement des tests unitaires (à venir)</text:p>
      <text:p text:style-name="P225">tests:<text:tab/></text:p>
      <text:p text:style-name="P226"/>
      <text:p text:style-name="P227"># Cible pour l'analyse du code source (à venir)</text:p>
      <text:p text:style-name="P228">analyze :</text:p>
      <text:p text:style-name="P229"/>
      <text:p text:style-name="P230"># Cible pour la<text:s/>génération de la documentation du code</text:p>
      <text:p text:style-name="P231">doc:</text:p>
      <text:p text:style-name="P232"><text:tab/>doxygen ./Doxyfile</text:p>
      <text:p text:style-name="P233"/>
      <text:p text:style-name="P234"># Production des .o (c++)</text:p>
      <text:p text:style-name="P235">$(OBJDIR)/%.o : <text:s/>$(SRCDIR)/%.cpp $(SRCDIR)/%.h</text:p>
      <text:p text:style-name="P236"><text:tab/>$(CC) -c $&lt; -o $@</text:p>
      <text:p text:style-name="P237"/>
      <text:p text:style-name="P238"># Production des .o si pas de .h (c++)</text:p>
      <text:p text:style-name="P239">$(OBJDIR)/%.o : <text:s/>$(SRCDIR)/%.cpp</text:p>
      <text:p text:style-name="P240"><text:tab/>$(CC) -c $&lt; -o $@</text:p>
      <text:p text:style-name="P241"/>
      <text:p text:style-name="P242"># Production des tests unitaires</text:p>
      <text:p text:style-name="P243">$(UNITTESTBIN)/exempleTesteur :<text:tab/>$(AUX_OBJECTS) $(OBJDIR)/exempleTesteur.o</text:p>
      <text:p text:style-name="P244"><text:tab/>$(CC) $^ <text:s/>$(LIBSTEST) -o $@</text:p>
      <text:p text:style-name="P245"/>
      <text:p text:style-name="P246"># Production de la release</text:p>
      <text:p text:style-name="P247">$(RELEASEBIN)/hello : $(AUX_OBJECTS) $(OBJDIR)/hello.o</text:p>
      <text:p text:style-name="lignedecode"><text:span text:style-name="T248"><text:tab/></text:span><text:span text:style-name="T249">$(CC) $^ $(LIBS) -o $@</text:span></text:p>
      <text:p text:style-name="P250"/>
      <text:p text:style-name="P251"># Création de l'arborescence pour le build</text:p>
      <text:p text:style-name="P252">$(BUILDDIR):</text:p>
      <text:p text:style-name="P253"><text:tab/>mkdir $@ &amp;&amp; \</text:p>
      <text:p text:style-name="P254"><text:tab/>mkdir $@/.obj &amp;&amp; \</text:p>
      <text:p text:style-name="P255"><text:tab/>mkdir $@/html &amp;&amp; \</text:p>
      <text:p text:style-name="P256"><text:tab/>mkdir $@/UnitTest &amp;&amp; \</text:p>
      <text:p text:style-name="P257"><text:tab/>mkdir $@/UnitTest/bin &amp;&amp; \</text:p>
      <text:p text:style-name="P258"><text:tab/>mkdir $@/Release &amp;&amp; \</text:p>
      <text:p text:style-name="P259"><text:tab/>mkdir $@/Release/bin &amp;&amp; \</text:p>
      <text:p text:style-name="P260"><text:tab/>mkdir $@/Release/configuration &amp;&amp; \</text:p>
      <text:p text:style-name="P261"><text:tab/>mkdir<text:s/>$@/Release/logs</text:p>
      <text:p text:style-name="P262"/>
      <text:p text:style-name="Textbody"><text:span text:style-name="T263">❑</text:span><text:s/>Remplacer le Makefile original avec ce Makefile (utiliser gedit pour le copier/coller et contrôler le avec vim). Testez la compilation avec ce nouveau Makefile.</text:p>
      <text:p text:style-name="Textbody"><text:span text:style-name="T264">❑</text:span>Copiez le fichier « hello.cpp » en « bonjour.cpp » et traduisez le<text:s/>message en français dans bonjour.cpp</text:p>
      <text:p text:style-name="Textbody"><text:span text:style-name="T265">❑</text:span>Modifiez le fichier Makefile pour assurer la compilation de « bonjour » ET « hello ».</text:p>
      <text:soft-page-break/>
      <text:p text:style-name="Textbody"><text:s/><text:span text:style-name="T266">✎</text:span><text:span text:style-name="T267"><text:s/></text:span>Que contiennent les variables $(CC) et $(CFLAGS)? A quoi servent ces variables ?</text:p>
      <text:p text:style-name="Textbody">______________________________________________________________________________________________________________________________________</text:p>
      <text:p text:style-name="Textbody"><text:s/><text:span text:style-name="T268">✎</text:span><text:span text:style-name="T269"><text:s/></text:span>A quoi servent les cibles all et clean ?</text:p>
      <text:p text:style-name="Textbody">______________________________________________________________________________________________________________________________________</text:p>
      <text:h text:style-name="Titre1" text:outline-level="1">Correction des erreurs de syntaxe</text:h>
      <text:p text:style-name="Textbody">Introduisez une erreur de syntaxe dans le code source :</text:p>
      <text:p text:style-name="P270">//***************************</text:p>
      <text:p text:style-name="P271">// Fichier: hello.cpp</text:p>
      <text:p text:style-name="P272">//***************************</text:p>
      <text:p text:style-name="P273"><text:s text:c="6"/></text:p>
      <text:p text:style-name="P274">#include &lt;iostream&gt;</text:p>
      <text:p text:style-name="P275"/>
      <text:p text:style-name="P276">using namespace std;</text:p>
      <text:p text:style-name="P277"/>
      <text:p text:style-name="P278">int main()</text:p>
      <text:p text:style-name="P279">{ <text:s/></text:p>
      <text:p text:style-name="lignedecode"><text:span text:style-name="T280"><text:s text:c="8"/></text:span><text:span text:style-name="T281">c</text:span><text:span text:style-name="T282">ot</text:span><text:span text:style-name="T283"><text:s/>&lt;&lt; "Hello World" &lt;&lt; endl;</text:span></text:p>
      <text:p text:style-name="P284"><text:s text:c="8"/>return 0<text:s/><text:tab/><text:tab/>// On a supprimé le ;</text:p>
      <text:p text:style-name="P285">}</text:p>
      <text:p text:style-name="Textbody"><text:span text:style-name="T286">✎</text:span><text:span text:style-name="T287"><text:s/></text:span>Relancez la compilation et trouvez le moyen de repérer rapidement les erreurs de compilation:</text:p>
      <text:p text:style-name="Textbody"/>
      <text:p text:style-name="Textbody"/>
      <text:p text:style-name="Textbody"/>
      <text:p text:style-name="Textbody"/>
      <text:h text:style-name="Titre1" text:outline-level="1">Utilisation de l'IDE ECLIPSE</text:h>
      <text:p text:style-name="Texte"><text:span text:style-name="T288">❑</text:span>Suivez le tutoriel pour configurer Eclipse pour<text:s/>créer un projet basé sur une arborescence et un Makefile existant.</text:p>
      <text:p text:style-name="Texte"/>
      <text:p text:style-name="Texte"><text:span text:style-name="T289">❑</text:span>Testez la compilation et l'exécution du programme hello.</text:p>
      <text:p text:style-name="Texte"/>
      <text:p text:style-name="Texte"/>
      <text:p text:style-name="Textbody"><text:span text:style-name="T290">✎</text:span><text:span text:style-name="T291"><text:s/></text:span>Générez quelques fautes de syntaxe dans le fichier source hello.cpp, relancez la compilation et trouvez le moyen de repérer rapidement les erreurs de compilation:</text:p>
      <text:p text:style-name="Textbody"/>
      <text:p text:style-name="Textbody"/>
      <text:h text:style-name="Titre1" text:outline-level="1">Premier programme C++ avec cout et cin</text:h>
      <text:p text:style-name="Texte"><text:span text:style-name="T292">❑</text:span>Faîtes le mini-tutoriel sur le site suivant : http://www.siteduzero.com/informatique/tutoriels/du-c-au-c/premier-programme-c-avec-cout-et-cin</text:p>
      <text:h text:style-name="Titre1" text:outline-level="1">Structures algorithmiques de base en C++</text:h>
      <text:p text:style-name="Textbody"><text:span text:style-name="T293">❑</text:span>Reprenez les exercices d'algorithmiques écrits en script shell (http://www.pise.info/algo/codage.htm) et traduisez-les en C++ en utilisant Eclipse</text:p>
      <text:p text:style-name="Textbody"/>
      <text:soft-page-break/>
      <text:h text:style-name="Titre1" text:outline-level="1">Introduction au débogage</text:h>
      <text:p text:style-name="Textbody"><text:span text:style-name="T294">❑</text:span>Ouvrez une session de débogage et chargez les exemples compilés<text:s/>précédemment. Testez les principales commandes de débogag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ystem"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sans" svg:font-family="Lucidasans" style:font-family-generic="system" style:font-pitch="variable"/>
    <style:font-face style:name="Courier New" svg:font-family="Courier New" style:font-family-generic="modern" style:font-pitch="fixed" svg:panose-1="2 7 3 9 2 2 5 2 4 4"/>
    <style:font-face style:name="Technical" svg:font-family="Technical" style:font-family-generic="swiss" style:font-pitch="variable"/>
    <style:font-face style:name="Albany" svg:font-family="Albany" style:font-family-generic="swiss" style:font-pitch="variable"/>
    <style:font-face style:name="Courier 10 Pitch" svg:font-family="Courier 10 Pitch" style:font-family-generic="system" style:font-pitch="fixed"/>
    <style:font-face style:name="Mincho, msmincho" svg:font-family="Mincho, msmincho" style:font-family-generic="system" style:font-pitch="variable"/>
    <style:font-face style:name="Lohit Hindi" svg:font-family="Lohit Hindi" style:font-family-generic="system" style:font-pitch="variable"/>
    <style:font-face style:name="StarSymbol" style:font-charset="x-symbol" svg:font-family="StarSymbol" style:font-family-generic="system"/>
    <style:font-face style:name="Cumberland AMT" svg:font-family="Cumberland AMT"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rfc-language-tag-asian="en-150" style:language-asian="en" style:language-complex="ar" style:country-complex="SA"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in"/>
      <style:text-properties fo:font-weight="bold" style:font-weight-asian="bold" fo:text-transform="uppercase" fo:color="#008000" fo:font-size="15pt" style:font-size-asian="15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Heading1" style:display-name="Heading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Heading2" style:display-name="Heading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Heading3" style:display-name="Heading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Heading4" style:display-name="Heading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Heading5" style:display-name="Heading 5" style:family="paragraph" style:parent-style-name="Standard" style:next-style-name="Standard" style:default-outline-level="5">
      <style:paragraph-properties fo:margin-top="0.1666in" fo:margin-bottom="0.0416in"/>
      <style:text-properties fo:font-size="11pt" style:font-size-asian="11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Heading7" style:display-name="Heading 7" style:family="paragraph" style:parent-style-name="Standard" style:next-style-name="Standard" style:default-outline-level="7">
      <style:paragraph-properties fo:margin-top="0.1666in" fo:margin-bottom="0.0416in"/>
      <style:text-properties style:font-name="Arial"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Arial" fo:font-style="italic" style:font-style-asian="italic"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fo:font-weight="bold" style:font-weight-asian="bold" fo:font-style="italic" style:font-style-asian="italic" fo:font-size="9pt" style:font-size-asian="9pt" fo:hyphenate="false"/>
    </style:style>
    <style:style style:name="DefaultParagraphFont" style:display-name="Default Paragraph Font" style:family="text"/>
    <text:list-style style:name="WW_OutlineListStyle" style:display-name="WW_OutlineListStyl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fo:font-size="10pt" style:font-size-asian="10pt" fo:hyphenate="false"/>
    </style:style>
    <style:style style:name="Textbody" style:display-name="Text body" style:family="paragraph" style:parent-style-name="Standard">
      <style:paragraph-properties fo:margin-bottom="0.083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 style:display-name="List" style:family="paragraph" style:parent-style-name="Textbody">
      <style:text-properties fo:hyphenate="false"/>
    </style:style>
    <style:style style:name="Numbering1Start" style:display-name="Numbering 1 Start" style:family="paragraph" style:parent-style-name="List">
      <style:paragraph-properties fo:margin-top="0.1666in" fo:margin-left="0.1965in" fo:text-indent="-0.1965in">
        <style:tab-stops/>
      </style:paragraph-properties>
      <style:text-properties fo:hyphenate="false"/>
    </style:style>
    <style:style style:name="Numbering1" style:display-name="Numbering 1" style:family="paragraph" style:parent-style-name="List">
      <style:paragraph-properties fo:margin-left="0.1965in" fo:text-indent="-0.1965in">
        <style:tab-stops/>
      </style:paragraph-properties>
      <style:text-properties fo:hyphenate="false"/>
    </style:style>
    <style:style style:name="Numbering1End" style:display-name="Numbering 1 End" style:family="paragraph" style:parent-style-name="List">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
      <style:paragraph-properties fo:margin-left="0.1965in">
        <style:tab-stops/>
      </style:paragraph-properties>
      <style:text-properties fo:hyphenate="false"/>
    </style:style>
    <style:style style:name="Numbering2" style:display-name="Numbering 2" style:family="paragraph" style:parent-style-name="List">
      <style:paragraph-properties fo:margin-left="0.393in" fo:text-indent="-0.1965in">
        <style:tab-stops/>
      </style:paragraph-properties>
      <style:text-properties fo:hyphenate="false"/>
    </style:style>
    <style:style style:name="Numbering2End" style:display-name="Numbering 2 End" style:family="paragraph" style:parent-style-name="List">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
      <style:paragraph-properties fo:margin-left="0.393in">
        <style:tab-stops/>
      </style:paragraph-properties>
      <style:text-properties fo:hyphenate="false"/>
    </style:style>
    <style:style style:name="Numbering3Start" style:display-name="Numbering 3 Start" style:family="paragraph" style:parent-style-name="List">
      <style:paragraph-properties fo:margin-top="0.1666in" fo:margin-left="0.5895in" fo:text-indent="-0.1965in">
        <style:tab-stops/>
      </style:paragraph-properties>
      <style:text-properties fo:hyphenate="false"/>
    </style:style>
    <style:style style:name="Numbering3" style:display-name="Numbering 3" style:family="paragraph" style:parent-style-name="List">
      <style:paragraph-properties fo:margin-left="0.5895in" fo:text-indent="-0.1965in">
        <style:tab-stops/>
      </style:paragraph-properties>
      <style:text-properties fo:hyphenate="false"/>
    </style:style>
    <style:style style:name="Numbering3Cont." style:display-name="Numbering 3 Cont." style:family="paragraph" style:parent-style-name="List">
      <style:paragraph-properties fo:margin-left="0.5895in">
        <style:tab-stops/>
      </style:paragraph-properties>
      <style:text-properties fo:hyphenate="false"/>
    </style:style>
    <style:style style:name="Numbering4" style:display-name="Numbering 4" style:family="paragraph" style:parent-style-name="List">
      <style:paragraph-properties fo:margin-left="0.7861in" fo:text-indent="-0.1965in">
        <style:tab-stops/>
      </style:paragraph-properties>
      <style:text-properties fo:hyphenate="false"/>
    </style:style>
    <style:style style:name="Numbering5Cont." style:display-name="Numbering 5 Cont." style:family="paragraph" style:parent-style-name="List">
      <style:paragraph-properties fo:margin-left="0.9826in">
        <style:tab-stops/>
      </style:paragraph-properties>
      <style:text-properties fo:hyphenate="false"/>
    </style:style>
    <style:style style:name="List5Start" style:display-name="List 5 Start" style:family="paragraph" style:parent-style-name="List">
      <style:paragraph-properties fo:margin-top="0.1666in" fo:margin-left="0.9826in" fo:text-indent="-0.1965in">
        <style:tab-stops/>
      </style:paragraph-properties>
      <style:text-properties fo:hyphenate="false"/>
    </style:style>
    <style:style style:name="List5" style:display-name="List 5" style:family="paragraph" style:parent-style-name="List" style:list-style-name="List5_1">
      <style:text-properties fo:hyphenate="false"/>
    </style:style>
    <style:style style:name="List5End" style:display-name="List 5 End" style:family="paragraph" style:parent-style-name="List">
      <style:paragraph-properties fo:margin-bottom="0.1666in" fo:margin-left="0.9826in" fo:text-indent="-0.1965in">
        <style:tab-stops/>
      </style:paragraph-properties>
      <style:text-properties fo:hyphenate="false"/>
    </style:style>
    <style:style style:name="List5Cont." style:display-name="List 5 Cont." style:family="paragraph" style:parent-style-name="List">
      <style:paragraph-properties fo:margin-left="0.9826in">
        <style:tab-stops/>
      </style:paragraph-properties>
      <style:text-properties fo:hyphenate="false"/>
    </style:style>
    <style:style style:name="Header" style:display-name="Header" style:family="paragraph" style:parent-style-name="Standard">
      <style:paragraph-properties fo:text-align="start"/>
      <style:text-properties fo:hyphenate="false"/>
    </style:style>
    <style:style style:name="Headerleft" style:display-name="Header left" style:family="paragraph" style:parent-style-name="Standard">
      <style:paragraph-properties text:number-lines="false">
        <style:tab-stops>
          <style:tab-stop style:type="center" style:position="3.1486in"/>
          <style:tab-stop style:type="right" style:position="6.2979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agraph-properties style:text-autospace="none" fo:margin-top="0.1472in" fo:margin-bottom="0.1472in"/>
      <style:text-properties style:font-name="Lucidasans" style:font-name-asian="Lucidasans" style:font-name-complex="Lucidasans" fo:font-style="italic" style:font-style-asian="italic" style:font-style-complex="italic" style:use-window-font-color="true"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Caption">
      <style:text-properties fo:hyphenate="false"/>
    </style:style>
    <style:style style:name="Index" style:display-name="Index" style:family="paragraph">
      <style:paragraph-properties style:text-autospace="none"/>
      <style:text-properties style:font-name="Lucidasans" style:font-name-asian="Lucidasans" style:font-name-complex="Lucidasans" style:use-window-font-color="true" fo:hyphenate="false"/>
    </style:style>
    <style:style style:name="IndexHeading" style:display-name="Index Heading"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Footer"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le" style:display-name="Title" style:family="paragraph" style:parent-style-name="Standard" style:next-style-name="Heading1">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ubtitle" style:display-name="Subtitl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3" style:display-name="3 Titre 3" style:family="paragraph" style:parent-style-name="Texte" style:next-style-name="Texte">
      <style:paragraph-properties fo:margin-top="0.0784in" fo:margin-bottom="0in"/>
      <style:text-properties fo:font-weight="bold" style:font-weight-asian="bold" fo:text-transform="uppercase" fo:color="#0000FF" fo:font-size="14pt" style:font-size-asian="14pt" style:text-underline-type="single" style:text-underline-style="solid" style:text-underline-width="auto" style:text-underline-mode="continuous" fo:hyphenate="false"/>
    </style:style>
    <style:style style:name="Titre4" style:display-name="4 Titre 4" style:family="paragraph" style:parent-style-name="Texte" style:next-style-name="Texte">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Titre5"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style:text-position="11.1% 100%" fo:font-size="18pt" style:font-size-asian="18pt" fo:background-color="#C0C0C0" style:text-underline-type="double" style:text-underline-style="wave" style:text-underline-width="auto" style:text-underline-mode="continuous" fo:hyphenate="false"/>
    </style:style>
    <style:style style:name="Objetavecextrémitédeflèche" style:display-name="Objet avec extrémité de flèche" style:family="paragraph" style:parent-style-name="Standard">
      <style:text-properties fo:hyphenate="false"/>
    </style:style>
    <style:style style:name="Objetavecombre" style:display-name="Objet avec ombre" style:family="paragraph" style:parent-style-name="Standard">
      <style:text-properties fo:hyphenate="false"/>
    </style:style>
    <style:style style:name="Objetsansremplissage" style:display-name="Objet sans remplissage" style:family="paragraph" style:parent-style-name="Standard">
      <style:text-properties fo:hyphenate="false"/>
    </style:style>
    <style:style style:name="Corpsdetextejustifié" style:display-name="Corps de texte justifié" style:family="paragraph" style:parent-style-name="Standard">
      <style:text-properties fo:hyphenate="false"/>
    </style:style>
    <style:style style:name="Titre30" style:display-name="Titre3" style:family="paragraph" style:parent-style-name="Standard">
      <style:text-properties fo:hyphenate="false"/>
    </style:style>
    <style:style style:name="Titre40" style:display-name="Titre4" style:family="paragraph" style:parent-style-name="Standard">
      <style:paragraph-properties fo:text-align="center"/>
      <style:text-properties fo:hyphenate="false"/>
    </style:style>
    <style:style style:name="Titre50" style:display-name="Titre5" style:family="paragraph" style:parent-style-name="Standard">
      <style:paragraph-properties fo:text-align="center" fo:margin-top="0.0395in" fo:margin-bottom="0.0395in" fo:margin-left="0.0784in" fo:margin-right="0.0784in">
        <style:tab-stops/>
      </style:paragraph-properties>
      <style:text-properties fo:hyphenate="false"/>
    </style:style>
    <style:style style:name="Titre10" style:display-name="Titre1" style:family="paragraph" style:parent-style-name="Standard">
      <style:paragraph-properties fo:margin-top="0.1652in" fo:margin-bottom="0.0826in"/>
      <style:text-properties fo:hyphenate="false"/>
    </style:style>
    <style:style style:name="Titre20" style:display-name="Titre2" style:family="paragraph" style:parent-style-name="Standard">
      <style:paragraph-properties fo:margin-top="0.1652in" fo:margin-bottom="0.0826in"/>
      <style:text-properties fo:hyphenate="false"/>
    </style:style>
    <style:style style:name="Lignedecote" style:display-name="Ligne de cote" style:family="paragraph" style:parent-style-name="Standard">
      <style:text-properties fo:hyphenate="false"/>
    </style:style>
    <style:style style:name="StandardLTGliederung1" style:display-name="Standard~LT~Gliederung 1" style:family="paragraph">
      <style:paragraph-properties style:text-autospace="none" fo:margin-top="0.1111in" fo:margin-left="0.375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Lucidasans" style:font-name-asian="Lucidasans" style:font-name-complex="Lucidasans" fo:color="#752379" fo:font-size="32pt" style:font-size-asian="32pt" style:font-size-complex="32pt" fo:hyphenate="false"/>
    </style:style>
    <style:style style:name="StandardLTGliederung2" style:display-name="Standard~LT~Gliederung 2" style:family="paragraph" style:parent-style-name="StandardLTGliederung1">
      <style:paragraph-properties fo:margin-top="0.0965in" fo:margin-left="0.8125in">
        <style:tab-stops>
          <style:tab-stop style:type="left" style:position="-0.625in"/>
          <style:tab-stop style:type="left" style:position="0.375in"/>
          <style:tab-stop style:type="left" style:position="1.375in"/>
          <style:tab-stop style:type="left" style:position="2.375in"/>
          <style:tab-stop style:type="left" style:position="3.375in"/>
          <style:tab-stop style:type="left" style:position="4.375in"/>
          <style:tab-stop style:type="left" style:position="5.375in"/>
          <style:tab-stop style:type="left" style:position="6.375in"/>
          <style:tab-stop style:type="left" style:position="7.375in"/>
          <style:tab-stop style:type="left" style:position="8.375in"/>
          <style:tab-stop style:type="left" style:position="9.375in"/>
        </style:tab-stops>
      </style:paragraph-properties>
      <style:text-properties fo:font-size="28pt" style:font-size-asian="28pt" style:font-size-complex="28pt" fo:hyphenate="false"/>
    </style:style>
    <style:style style:name="StandardLTGliederung3" style:display-name="Standard~LT~Gliederung 3" style:family="paragraph" style:parent-style-name="StandardLTGliederung2">
      <style:paragraph-properties fo:margin-top="0.0833in" fo:margin-left="1.25in">
        <style:tab-stops>
          <style:tab-stop style:type="left" style:position="-0.5in"/>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s>
      </style:paragraph-properties>
      <style:text-properties fo:font-size="24pt" style:font-size-asian="24pt" style:font-size-complex="24pt" fo:hyphenate="false"/>
    </style:style>
    <style:style style:name="StandardLTGliederung4" style:display-name="Standard~LT~Gliederung 4" style:family="paragraph" style:parent-style-name="StandardLTGliederung3">
      <style:paragraph-properties fo:margin-top="0.0694in" fo:margin-left="1.75in">
        <style:tab-stops>
          <style:tab-stop style:type="left" style:position="-1.5in"/>
          <style:tab-stop style:type="left" style:position="-0.5in"/>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s>
      </style:paragraph-properties>
      <style:text-properties fo:font-size="20pt" style:font-size-asian="20pt" style:font-size-complex="20pt" fo:hyphenate="false"/>
    </style:style>
    <style:style style:name="StandardLTGliederung5" style:display-name="Standard~LT~Gliederung 5" style:family="paragraph" style:parent-style-name="StandardLTGliederung4">
      <style:paragraph-properties fo:margin-left="2.25in">
        <style:tab-stops>
          <style:tab-stop style:type="left" style:position="-1.5in"/>
          <style:tab-stop style:type="left" style:position="-0.5in"/>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s>
      </style:paragraph-properties>
      <style:text-properties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752379" fo:font-size="36pt" style:font-size-asian="36pt" style:font-size-complex="36pt" fo:hyphenate="false"/>
    </style:style>
    <style:style style:name="StandardLTUntertitel" style:display-name="Standard~LT~Untertitel" style:family="paragraph">
      <style:paragraph-properties style:text-autospace="none"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FFFFFF" fo:font-size="24pt" style:font-size-asian="24pt" style:font-size-complex="24pt" fo:hyphenate="false"/>
    </style:style>
    <style:style style:name="StandardLTNotizen" style:display-name="Standard~LT~Notizen"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hyphenate="false"/>
    </style:style>
    <style:style style:name="StandardLTHintergrundobjekte" style:display-name="Standard~LT~Hintergrundobjekte"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Arial" style:font-name-complex="Arial" fo:color="#0C042A" fo:font-size="18pt" style:font-size-asian="18pt" style:font-size-complex="18pt" fo:hyphenate="false"/>
    </style:style>
    <style:style style:name="StandardLTHintergrund" style:display-name="Standard~LT~Hintergrund" style:family="paragraph">
      <style:paragraph-properties style:text-autospace="none" fo:text-align="center"/>
      <style:text-properties fo:hyphenate="false"/>
    </style:style>
    <style:style style:name="WW-Titre" style:display-name="WW-Titre"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752379" fo:font-size="36pt" style:font-size-asian="36pt" style:font-size-complex="36pt" fo:hyphenate="false"/>
    </style:style>
    <style:style style:name="Objetsdarrière-plan" style:display-name="Objets d'arrière-plan"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Arial" style:font-name-complex="Arial" fo:color="#0C042A" fo:font-size="18pt" style:font-size-asian="18pt" style:font-size-complex="18pt" fo:hyphenate="false"/>
    </style:style>
    <style:style style:name="Arrière-plan" style:display-name="Arrière-plan" style:family="paragraph">
      <style:paragraph-properties style:text-autospace="none" fo:text-align="center"/>
      <style:text-properties fo:hyphenate="false"/>
    </style:style>
    <style:style style:name="Notes" style:display-name="Notes"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hyphenate="false"/>
    </style:style>
    <style:style style:name="Plan1" style:display-name="Plan 1" style:family="paragraph">
      <style:paragraph-properties style:text-autospace="none" fo:margin-top="0.1111in" fo:margin-left="0.375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Lucidasans" style:font-name-asian="Lucidasans" style:font-name-complex="Lucidasans" fo:color="#752379" fo:font-size="32pt" style:font-size-asian="32pt" style:font-size-complex="32pt" fo:hyphenate="false"/>
    </style:style>
    <style:style style:name="Plan2" style:display-name="Plan 2" style:family="paragraph" style:parent-style-name="Plan1">
      <style:paragraph-properties fo:margin-top="0.0965in" fo:margin-left="0.8125in">
        <style:tab-stops>
          <style:tab-stop style:type="left" style:position="-0.625in"/>
          <style:tab-stop style:type="left" style:position="0.375in"/>
          <style:tab-stop style:type="left" style:position="1.375in"/>
          <style:tab-stop style:type="left" style:position="2.375in"/>
          <style:tab-stop style:type="left" style:position="3.375in"/>
          <style:tab-stop style:type="left" style:position="4.375in"/>
          <style:tab-stop style:type="left" style:position="5.375in"/>
          <style:tab-stop style:type="left" style:position="6.375in"/>
          <style:tab-stop style:type="left" style:position="7.375in"/>
          <style:tab-stop style:type="left" style:position="8.375in"/>
          <style:tab-stop style:type="left" style:position="9.375in"/>
        </style:tab-stops>
      </style:paragraph-properties>
      <style:text-properties fo:font-size="28pt" style:font-size-asian="28pt" style:font-size-complex="28pt" fo:hyphenate="false"/>
    </style:style>
    <style:style style:name="Plan3" style:display-name="Plan 3" style:family="paragraph" style:parent-style-name="Plan2">
      <style:paragraph-properties fo:margin-top="0.0833in" fo:margin-left="1.25in">
        <style:tab-stops>
          <style:tab-stop style:type="left" style:position="-0.5in"/>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s>
      </style:paragraph-properties>
      <style:text-properties fo:font-size="24pt" style:font-size-asian="24pt" style:font-size-complex="24pt" fo:hyphenate="false"/>
    </style:style>
    <style:style style:name="Plan4" style:display-name="Plan 4" style:family="paragraph" style:parent-style-name="Plan3">
      <style:paragraph-properties fo:margin-top="0.0694in" fo:margin-left="1.75in">
        <style:tab-stops>
          <style:tab-stop style:type="left" style:position="-1.5in"/>
          <style:tab-stop style:type="left" style:position="-0.5in"/>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s>
      </style:paragraph-properties>
      <style:text-properties fo:font-size="20pt" style:font-size-asian="20pt" style:font-size-complex="20pt" fo:hyphenate="false"/>
    </style:style>
    <style:style style:name="Plan5" style:display-name="Plan 5" style:family="paragraph" style:parent-style-name="Plan4">
      <style:paragraph-properties fo:margin-left="2.25in">
        <style:tab-stops>
          <style:tab-stop style:type="left" style:position="-1.5in"/>
          <style:tab-stop style:type="left" style:position="-0.5in"/>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s>
      </style:paragraph-properties>
      <style:text-properties fo:hyphenate="false"/>
    </style:style>
    <style:style style:name="Plan6" style:display-name="Plan 6" style:family="paragraph" style:parent-style-name="Plan5">
      <style:text-properties fo:hyphenate="false"/>
    </style:style>
    <style:style style:name="Plan7" style:display-name="Plan 7" style:family="paragraph" style:parent-style-name="Plan6">
      <style:text-properties fo:hyphenate="false"/>
    </style:style>
    <style:style style:name="Plan8" style:display-name="Plan 8" style:family="paragraph" style:parent-style-name="Plan7">
      <style:text-properties fo:hyphenate="false"/>
    </style:style>
    <style:style style:name="Plan9" style:display-name="Plan 9" style:family="paragraph" style:parent-style-name="Plan8">
      <style:text-properties fo:hyphenate="false"/>
    </style:style>
    <style:style style:name="Titre1LTGliederung1" style:display-name="Titre1~LT~Gliederung 1" style:family="paragraph">
      <style:paragraph-properties style:text-autospace="none" fo:margin-top="0.1111in" fo:margin-left="0.375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Lucidasans" style:font-name-asian="Lucidasans" style:font-name-complex="Lucidasans" fo:color="#752379" fo:font-size="32pt" style:font-size-asian="32pt" style:font-size-complex="32pt" fo:hyphenate="false"/>
    </style:style>
    <style:style style:name="Titre1LTGliederung2" style:display-name="Titre1~LT~Gliederung 2" style:family="paragraph" style:parent-style-name="Titre1LTGliederung1">
      <style:paragraph-properties fo:margin-top="0.0965in" fo:margin-left="0.8125in">
        <style:tab-stops>
          <style:tab-stop style:type="left" style:position="-0.625in"/>
          <style:tab-stop style:type="left" style:position="0.375in"/>
          <style:tab-stop style:type="left" style:position="1.375in"/>
          <style:tab-stop style:type="left" style:position="2.375in"/>
          <style:tab-stop style:type="left" style:position="3.375in"/>
          <style:tab-stop style:type="left" style:position="4.375in"/>
          <style:tab-stop style:type="left" style:position="5.375in"/>
          <style:tab-stop style:type="left" style:position="6.375in"/>
          <style:tab-stop style:type="left" style:position="7.375in"/>
          <style:tab-stop style:type="left" style:position="8.375in"/>
          <style:tab-stop style:type="left" style:position="9.375in"/>
        </style:tab-stops>
      </style:paragraph-properties>
      <style:text-properties fo:font-size="28pt" style:font-size-asian="28pt" style:font-size-complex="28pt" fo:hyphenate="false"/>
    </style:style>
    <style:style style:name="Titre1LTGliederung3" style:display-name="Titre1~LT~Gliederung 3" style:family="paragraph" style:parent-style-name="Titre1LTGliederung2">
      <style:paragraph-properties fo:margin-top="0.0833in" fo:margin-left="1.25in">
        <style:tab-stops>
          <style:tab-stop style:type="left" style:position="-0.5in"/>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 style:type="left" style:position="8.5in"/>
        </style:tab-stops>
      </style:paragraph-properties>
      <style:text-properties fo:font-size="24pt" style:font-size-asian="24pt" style:font-size-complex="24pt" fo:hyphenate="false"/>
    </style:style>
    <style:style style:name="Titre1LTGliederung4" style:display-name="Titre1~LT~Gliederung 4" style:family="paragraph" style:parent-style-name="Titre1LTGliederung3">
      <style:paragraph-properties fo:margin-top="0.0694in" fo:margin-left="1.75in">
        <style:tab-stops>
          <style:tab-stop style:type="left" style:position="-1.5in"/>
          <style:tab-stop style:type="left" style:position="-0.5in"/>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 style:type="left" style:position="7.5in"/>
        </style:tab-stops>
      </style:paragraph-properties>
      <style:text-properties fo:font-size="20pt" style:font-size-asian="20pt" style:font-size-complex="20pt" fo:hyphenate="false"/>
    </style:style>
    <style:style style:name="Titre1LTGliederung5" style:display-name="Titre1~LT~Gliederung 5" style:family="paragraph" style:parent-style-name="Titre1LTGliederung4">
      <style:paragraph-properties fo:margin-left="2.25in">
        <style:tab-stops>
          <style:tab-stop style:type="left" style:position="-1.5in"/>
          <style:tab-stop style:type="left" style:position="-0.5in"/>
          <style:tab-stop style:type="left" style:position="0.5in"/>
          <style:tab-stop style:type="left" style:position="1.5in"/>
          <style:tab-stop style:type="left" style:position="2.5in"/>
          <style:tab-stop style:type="left" style:position="3.5in"/>
          <style:tab-stop style:type="left" style:position="4.5in"/>
          <style:tab-stop style:type="left" style:position="5.5in"/>
          <style:tab-stop style:type="left" style:position="6.5in"/>
        </style:tab-stops>
      </style:paragraph-properties>
      <style:text-properties fo:hyphenate="false"/>
    </style:style>
    <style:style style:name="Titre1LTGliederung6" style:display-name="Titre1~LT~Gliederung 6" style:family="paragraph" style:parent-style-name="Titre1LTGliederung5">
      <style:text-properties fo:hyphenate="false"/>
    </style:style>
    <style:style style:name="Titre1LTGliederung7" style:display-name="Titre1~LT~Gliederung 7" style:family="paragraph" style:parent-style-name="Titre1LTGliederung6">
      <style:text-properties fo:hyphenate="false"/>
    </style:style>
    <style:style style:name="Titre1LTGliederung8" style:display-name="Titre1~LT~Gliederung 8" style:family="paragraph" style:parent-style-name="Titre1LTGliederung7">
      <style:text-properties fo:hyphenate="false"/>
    </style:style>
    <style:style style:name="Titre1LTGliederung9" style:display-name="Titre1~LT~Gliederung 9" style:family="paragraph" style:parent-style-name="Titre1LTGliederung8">
      <style:text-properties fo:hyphenate="false"/>
    </style:style>
    <style:style style:name="Titre1LTTitel" style:display-name="Titre1~LT~Titel"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752379" fo:font-size="36pt" style:font-size-asian="36pt" style:font-size-complex="36pt" fo:hyphenate="false"/>
    </style:style>
    <style:style style:name="Titre1LTUntertitel" style:display-name="Titre1~LT~Untertitel" style:family="paragraph">
      <style:paragraph-properties style:text-autospace="none" fo:text-align="center" fo:margin-top="0.0833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FFFFFF" fo:font-size="24pt" style:font-size-asian="24pt" style:font-size-complex="24pt" fo:hyphenate="false"/>
    </style:style>
    <style:style style:name="Titre1LTNotizen" style:display-name="Titre1~LT~Notizen" style:family="paragraph">
      <style:paragraph-properties style:text-autospace="none"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0C042A" fo:hyphenate="false"/>
    </style:style>
    <style:style style:name="Titre1LTHintergrundobjekte" style:display-name="Titre1~LT~Hintergrundobjekte" style:family="paragraph">
      <style:paragraph-properties style:text-autospace="none"/>
      <style:text-properties fo:hyphenate="false"/>
    </style:style>
    <style:style style:name="Titre1LTHintergrund" style:display-name="Titre1~LT~Hintergrund" style:family="paragraph">
      <style:paragraph-properties style:text-autospace="none" fo:text-align="center"/>
      <style:text-properties fo:hyphenate="false"/>
    </style:style>
    <style:style style:name="WW-Titre1" style:display-name="WW-Titre1"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752379" fo:font-size="36pt" style:font-size-asian="36pt" style:font-size-complex="36pt" fo:hyphenate="false"/>
    </style:style>
    <style:style style:name="lyt-stoneLTGliederung1" style:display-name="lyt-stone~LT~Gliederung 1" style:family="paragraph">
      <style:paragraph-properties style:text-autospace="none" fo:margin-bottom="0.1965in" fo:margin-left="0.4722in">
        <style:tab-stops/>
      </style:paragraph-properties>
      <style:text-properties style:font-name-asian="Thorndale" style:font-name-complex="Thorndale" fo:font-size="32pt" style:font-size-asian="32pt" style:font-size-complex="32pt" fo:hyphenate="false"/>
    </style:style>
    <style:style style:name="lyt-stoneLTGliederung2" style:display-name="lyt-stone~LT~Gliederung 2" style:family="paragraph" style:parent-style-name="lyt-stoneLTGliederung1">
      <style:paragraph-properties fo:margin-bottom="0.1576in" fo:margin-left="0.9451in" fo:text-indent="-0.3152in">
        <style:tab-stops/>
      </style:paragraph-properties>
      <style:text-properties fo:font-size="28pt" style:font-size-asian="28pt" style:font-size-complex="28pt" fo:hyphenate="false"/>
    </style:style>
    <style:style style:name="lyt-stoneLTGliederung3" style:display-name="lyt-stone~LT~Gliederung 3" style:family="paragraph" style:parent-style-name="lyt-stoneLTGliederung2">
      <style:paragraph-properties fo:margin-bottom="0.118in" fo:margin-left="1.4173in" fo:text-indent="-0.2361in">
        <style:tab-stops/>
      </style:paragraph-properties>
      <style:text-properties fo:font-size="24pt" style:font-size-asian="24pt" style:font-size-complex="24pt" fo:hyphenate="false"/>
    </style:style>
    <style:style style:name="lyt-stoneLTGliederung4" style:display-name="lyt-stone~LT~Gliederung 4" style:family="paragraph" style:parent-style-name="lyt-stoneLTGliederung3">
      <style:paragraph-properties fo:margin-bottom="0.0784in" fo:margin-left="1.8895in">
        <style:tab-stops/>
      </style:paragraph-properties>
      <style:text-properties fo:font-size="20pt" style:font-size-asian="20pt" style:font-size-complex="20pt" fo:hyphenate="false"/>
    </style:style>
    <style:style style:name="lyt-stoneLTGliederung5" style:display-name="lyt-stone~LT~Gliederung 5" style:family="paragraph" style:parent-style-name="lyt-stoneLTGliederung4">
      <style:paragraph-properties fo:margin-bottom="0.0395in" fo:margin-left="2.3625in">
        <style:tab-stops/>
      </style:paragraph-properties>
      <style:text-properties fo:hyphenate="false"/>
    </style:style>
    <style:style style:name="lyt-stoneLTGliederung6" style:display-name="lyt-stone~LT~Gliederung 6" style:family="paragraph" style:parent-style-name="lyt-stoneLTGliederung5">
      <style:paragraph-properties fo:margin-left="2.8347in">
        <style:tab-stops/>
      </style:paragraph-properties>
      <style:text-properties fo:hyphenate="false"/>
    </style:style>
    <style:style style:name="lyt-stoneLTGliederung7" style:display-name="lyt-stone~LT~Gliederung 7" style:family="paragraph" style:parent-style-name="lyt-stoneLTGliederung6">
      <style:paragraph-properties fo:margin-left="3.3069in">
        <style:tab-stops/>
      </style:paragraph-properties>
      <style:text-properties fo:hyphenate="false"/>
    </style:style>
    <style:style style:name="lyt-stoneLTGliederung8" style:display-name="lyt-stone~LT~Gliederung 8" style:family="paragraph" style:parent-style-name="lyt-stoneLTGliederung7">
      <style:paragraph-properties fo:margin-left="3.7798in">
        <style:tab-stops/>
      </style:paragraph-properties>
      <style:text-properties fo:hyphenate="false"/>
    </style:style>
    <style:style style:name="lyt-stoneLTGliederung9" style:display-name="lyt-stone~LT~Gliederung 9" style:family="paragraph" style:parent-style-name="lyt-stoneLTGliederung8">
      <style:paragraph-properties fo:margin-left="4.252in">
        <style:tab-stops/>
      </style:paragraph-properties>
      <style:text-properties fo:hyphenate="false"/>
    </style:style>
    <style:style style:name="lyt-stoneLTTitel" style:display-name="lyt-stone~LT~Titel" style:family="paragraph">
      <style:paragraph-properties style:text-autospace="none" fo:text-align="center" fo:line-height="95%"/>
      <style:text-properties style:font-name="Albany" style:font-name-asian="Albany" style:font-name-complex="Albany" fo:font-weight="bold" style:font-weight-asian="bold" style:font-weight-complex="bold" fo:text-shadow="0.0138in 0.0138in 0in #000000" fo:color="#82A9BD" fo:font-size="40pt" style:font-size-asian="40pt" style:font-size-complex="40pt" fo:hyphenate="false"/>
    </style:style>
    <style:style style:name="lyt-stoneLTUntertitel" style:display-name="lyt-stone~LT~Untertitel" style:family="paragraph">
      <style:paragraph-properties style:text-autospace="none" fo:text-align="center" fo:margin-left="0.2361in">
        <style:tab-stops/>
      </style:paragraph-properties>
      <style:text-properties style:font-name-asian="Thorndale" style:font-name-complex="Thorndale" fo:font-size="32pt" style:font-size-asian="32pt" style:font-size-complex="32pt" fo:hyphenate="false"/>
    </style:style>
    <style:style style:name="lyt-stoneLTNotizen" style:display-name="lyt-stone~LT~Notizen" style:family="paragraph">
      <style:paragraph-properties style:text-autospace="none"/>
      <style:text-properties style:font-name-asian="Thorndale" style:font-name-complex="Thorndale" fo:font-size="24pt" style:font-size-asian="24pt" style:font-size-complex="24pt" fo:hyphenate="false"/>
    </style:style>
    <style:style style:name="lyt-stoneLTHintergrundobjekte" style:display-name="lyt-stone~LT~Hintergrundobjekte" style:family="paragraph">
      <style:paragraph-properties style:text-autospace="none"/>
      <style:text-properties style:font-name-asian="Thorndale" style:font-name-complex="Thorndale" fo:hyphenate="false"/>
    </style:style>
    <style:style style:name="lyt-stoneLTHintergrund" style:display-name="lyt-stone~LT~Hintergrund" style:family="paragraph">
      <style:paragraph-properties style:text-autospace="none"/>
      <style:text-properties fo:hyphenate="false"/>
    </style:style>
    <style:style style:name="WW-Titre12" style:display-name="WW-Titre12" style:family="paragraph">
      <style:paragraph-properties style:text-autospace="none" fo:text-align="center" fo:line-height="95%"/>
      <style:text-properties style:font-name="Albany" style:font-name-asian="Albany" style:font-name-complex="Albany" fo:font-weight="bold" style:font-weight-asian="bold" style:font-weight-complex="bold" fo:text-shadow="0.0138in 0.0138in 0in #000000" fo:color="#82A9BD" fo:font-size="40pt" style:font-size-asian="40pt" style:font-size-complex="40pt" fo:hyphenate="false"/>
    </style:style>
    <style:style style:name="BodyText" style:display-name="Body Text" style:family="paragraph">
      <style:paragraph-properties style:text-autospace="none" fo:margin-bottom="0.0756in"/>
      <style:text-properties fo:hyphenate="false"/>
    </style:style>
    <style:style style:name="WW-Titre123" style:display-name="WW-Titre123" style:family="paragraph">
      <style:paragraph-properties style:text-autospace="none" fo:text-align="center"/>
      <style:text-properties style:font-name="Lucidasans" style:font-name-asian="Lucidasans" style:font-name-complex="Lucidasans" style:use-window-font-color="true" fo:font-size="44pt" style:font-size-asian="44pt" style:font-size-complex="44pt" fo:hyphenate="false"/>
    </style:style>
    <style:style style:name="Code" style:display-name="Code" style:family="paragraph" style:parent-style-name="Texte">
      <style:paragraph-properties fo:border="0.0069in solid #000000" fo:padding="0.0138in" style:shadow="#000000 0.0069in 0.0069in" fo:text-align="start" fo:margin-top="0in" fo:margin-bottom="0in" fo:background-color="#FFFFFF"/>
      <style:text-properties style:font-name="Courier 10 Pitch" fo:hyphenate="false"/>
    </style:style>
    <style:style style:name="WW-Titre1234" style:display-name="WW-Titre1234" style:family="paragraph">
      <style:paragraph-properties style:text-autospace="none" fo:text-align="end" style:line-height-at-least="0.1388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0000FF" fo:font-size="24pt" style:font-size-asian="24pt" style:font-size-complex="24pt" fo:hyphenate="false"/>
    </style:style>
    <style:style style:name="Headinguser" style:display-name="Heading (user)" style:family="paragraph">
      <style:paragraph-properties style:text-autospace="none" fo:margin-top="0.2937in" fo:margin-bottom="0.1472in"/>
      <style:text-properties style:font-name="Mincho, msmincho" style:font-name-asian="Mincho, msmincho" style:font-name-complex="Mincho, msmincho" style:use-window-font-color="true" fo:font-size="14pt" style:font-size-asian="14pt" style:font-size-complex="14pt" fo:hyphenate="false"/>
    </style:style>
    <style:style style:name="WW-Titre12345" style:display-name="WW-Titre12345" style:family="paragraph">
      <style:paragraph-properties style:text-autospace="none" fo:text-align="end" style:line-height-at-least="0.1388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0000FF" fo:font-size="24pt" style:font-size-asian="24pt" style:font-size-complex="24pt" fo:hyphenate="false"/>
    </style:style>
    <style:style style:name="WW-Titre123456" style:display-name="WW-Titre123456" style:family="paragraph">
      <style:paragraph-properties style:text-autospace="none" fo:text-align="end" style:line-height-at-least="0.1388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0000FF" fo:font-size="24pt" style:font-size-asian="24pt" style:font-size-complex="24pt"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Objetavecflèche" style:display-name="Objet avec flèche" style:family="paragraph" style:parent-style-name="Standard">
      <style:text-properties fo:hyphenate="false"/>
    </style:style>
    <style:style style:name="default" style:display-name="default" style:family="paragraph">
      <style:paragraph-properties style:text-autospace="none" style:line-height-at-least="0.1388in"/>
      <style:text-properties style:font-name="Lohit Hindi" style:font-name-asian="Lohit Hindi" style:font-name-complex="Lohit Hindi" style:use-window-font-color="true" fo:font-size="18pt" style:font-size-asian="18pt" style:font-size-complex="18pt"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WW-Titre1234567" style:display-name="WW-Titre1234567" style:family="paragraph">
      <style:paragraph-properties style:text-autospace="none" fo:text-align="end" style:line-height-at-least="0.1388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Lucidasans" style:font-name-asian="Lucidasans" style:font-name-complex="Lucidasans" fo:color="#0000FF" fo:font-size="24pt" style:font-size-asian="24pt" style:font-size-complex="24pt" fo:hyphenate="false"/>
    </style:style>
    <style:style style:name="Textbodyindent" style:display-name="Text body indent" style:family="paragraph" style:parent-style-name="Standard">
      <style:paragraph-properties fo:text-indent="0.0986in"/>
      <style:text-properties fo:hyphenate="false"/>
    </style:style>
    <style:style style:name="FootnoteSymbol" style:display-name="Footnote Symbol" style:family="text"/>
    <style:style style:name="PageNumber" style:display-name="Page Number"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Linenumbering" style:display-name="Line numbering" style:family="text"/>
    <style:style style:name="Emphasis" style:display-name="Emphasis"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AMT" style:font-name-asian="Cumberland AMT" style:font-name-complex="Cumberland AMT"/>
    </style:style>
    <style:style style:name="Teletype" style:display-name="Teletype" style:family="text">
      <style:text-properties style:font-name="Courier New"/>
    </style:style>
    <style:style style:name="CaractèreQuestion" style:display-name="8 Caractère Question" style:family="text">
      <style:text-properties style:font-name="Wingdings" style:text-position="0% 100%" fo:font-size="20pt" style:font-size-asian="20pt" fo:background-color="transparent"/>
    </style:style>
    <style:style style:name="CaractèreEnumération" style:display-name="9 Caractère Enumération" style:family="text">
      <style:text-properties style:font-name="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fo:font-weight="normal" style:font-weight-asian="normal" fo:font-style="normal" style:font-style-asian="normal" fo:font-size="16pt" style:font-size-asian="16pt"/>
    </style:style>
    <style:style style:name="WW8Num6z1" style:display-name="WW8Num6z1" style:family="text">
      <style:text-properties style:font-name="Courier New"/>
    </style:style>
    <style:style style:name="WW8Num6z2" style:display-name="WW8Num6z2" style:family="text">
      <style:text-properties style:font-name="Wingdings"/>
    </style:style>
    <style:style style:name="WW8Num6z3" style:display-name="WW8Num6z3" style:family="text">
      <style:text-properties style:font-name="Symbol"/>
    </style:style>
    <text:list-style style:name="Outline" style:display-name="Outlin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suffix="."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suffix="."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suffix="."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suffix="."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suffix="."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suffix="."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suffix="."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7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7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7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7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7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7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1" style:display-name="List 1">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8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8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8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8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8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8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2" style:display-name="List 2">
      <text:list-level-style-bullet text:level="1" text:style-name="WW_CharLFO9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9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9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9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9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9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9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9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9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3" style:display-name="List 3">
      <text:list-level-style-bullet text:level="1" text:style-name="WW_CharLFO10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0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0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0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0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0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0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0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0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1LVL1" style:family="text">
      <style:text-properties style:font-name="Wingdings" fo:font-size="9pt" style:font-size-asian="9pt"/>
    </style:style>
    <style:style style:name="WW_CharLFO11LVL2" style:family="text">
      <style:text-properties style:font-name="Wingdings" fo:font-size="9pt" style:font-size-asian="9pt"/>
    </style:style>
    <style:style style:name="WW_CharLFO11LVL3" style:family="text">
      <style:text-properties style:font-name="Wingdings" fo:font-size="9pt" style:font-size-asian="9pt"/>
    </style:style>
    <style:style style:name="WW_CharLFO11LVL4" style:family="text">
      <style:text-properties style:font-name="Wingdings" fo:font-size="9pt" style:font-size-asian="9pt"/>
    </style:style>
    <style:style style:name="WW_CharLFO11LVL5" style:family="text">
      <style:text-properties style:font-name="Wingdings" fo:font-size="9pt" style:font-size-asian="9pt"/>
    </style:style>
    <style:style style:name="WW_CharLFO11LVL6" style:family="text">
      <style:text-properties style:font-name="Wingdings" fo:font-size="9pt" style:font-size-asian="9pt"/>
    </style:style>
    <style:style style:name="WW_CharLFO11LVL7" style:family="text">
      <style:text-properties style:font-name="Wingdings" fo:font-size="9pt" style:font-size-asian="9pt"/>
    </style:style>
    <style:style style:name="WW_CharLFO11LVL8" style:family="text">
      <style:text-properties style:font-name="Wingdings" fo:font-size="9pt" style:font-size-asian="9pt"/>
    </style:style>
    <style:style style:name="WW_CharLFO11LVL9" style:family="text">
      <style:text-properties style:font-name="Wingdings" fo:font-size="9pt" style:font-size-asian="9pt"/>
    </style:style>
    <text:list-style style:name="List4" style:display-name="List 4">
      <text:list-level-style-bullet text:level="1" text:style-name="WW_CharLFO1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11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Wingdings"/>
      </text:list-level-style-bullet>
      <text:list-level-style-bullet text:level="3" text:style-name="WW_CharLFO11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Wingdings"/>
      </text:list-level-style-bullet>
      <text:list-level-style-bullet text:level="4" text:style-name="WW_CharLFO11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Wingdings"/>
      </text:list-level-style-bullet>
      <text:list-level-style-bullet text:level="5" text:style-name="WW_CharLFO11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Wingdings"/>
      </text:list-level-style-bullet>
      <text:list-level-style-bullet text:level="6" text:style-name="WW_CharLFO11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Wingdings"/>
      </text:list-level-style-bullet>
      <text:list-level-style-bullet text:level="7" text:style-name="WW_CharLFO11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Wingdings"/>
      </text:list-level-style-bullet>
      <text:list-level-style-bullet text:level="8" text:style-name="WW_CharLFO11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Wingdings"/>
      </text:list-level-style-bullet>
      <text:list-level-style-bullet text:level="9" text:style-name="WW_CharLFO11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Wingdings"/>
      </text:list-level-style-bullet>
    </text:list-style>
    <style:style style:name="WW_CharLFO12LVL1" style:family="text">
      <style:text-properties style:font-name="StarSymbol"/>
    </style:style>
    <style:style style:name="WW_CharLFO12LVL2" style:family="text">
      <style:text-properties style:font-name="StarSymbol"/>
    </style:style>
    <style:style style:name="WW_CharLFO12LVL3" style:family="text">
      <style:text-properties style:font-name="StarSymbol"/>
    </style:style>
    <style:style style:name="WW_CharLFO12LVL4" style:family="text">
      <style:text-properties style:font-name="StarSymbol"/>
    </style:style>
    <style:style style:name="WW_CharLFO12LVL5" style:family="text">
      <style:text-properties style:font-name="StarSymbol"/>
    </style:style>
    <style:style style:name="WW_CharLFO12LVL6" style:family="text">
      <style:text-properties style:font-name="StarSymbol"/>
    </style:style>
    <style:style style:name="WW_CharLFO12LVL7" style:family="text">
      <style:text-properties style:font-name="StarSymbol"/>
    </style:style>
    <style:style style:name="WW_CharLFO12LVL8" style:family="text">
      <style:text-properties style:font-name="StarSymbol"/>
    </style:style>
    <style:style style:name="WW_CharLFO12LVL9" style:family="text">
      <style:text-properties style:font-name="StarSymbol"/>
    </style:style>
    <text:list-style style:name="List5_1" style:display-name="List 5_1">
      <text:list-level-style-bullet text:level="1" text:style-name="WW_CharLFO12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2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2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12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12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12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12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12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12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13LVL1" style:family="text">
      <style:text-properties style:font-name="Wingdings" style:text-position="0% 100%" fo:font-size="20pt" style:font-size-asian="20pt" fo:background-color="transparent"/>
    </style:style>
    <style:style style:name="WW_CharLFO13LVL2" style:family="text">
      <style:text-properties style:font-name="Wingdings" style:text-position="0% 100%" fo:font-size="20pt" style:font-size-asian="20pt" fo:background-color="transparent"/>
    </style:style>
    <style:style style:name="WW_CharLFO13LVL3" style:family="text">
      <style:text-properties style:font-name="Wingdings" style:text-position="0% 100%" fo:font-size="20pt" style:font-size-asian="20pt" fo:background-color="transparent"/>
    </style:style>
    <style:style style:name="WW_CharLFO13LVL4" style:family="text">
      <style:text-properties style:font-name="Wingdings" style:text-position="0% 100%" fo:font-size="20pt" style:font-size-asian="20pt" fo:background-color="transparent"/>
    </style:style>
    <style:style style:name="WW_CharLFO13LVL5" style:family="text">
      <style:text-properties style:font-name="Wingdings" style:text-position="0% 100%" fo:font-size="20pt" style:font-size-asian="20pt" fo:background-color="transparent"/>
    </style:style>
    <style:style style:name="WW_CharLFO13LVL6" style:family="text">
      <style:text-properties style:font-name="Wingdings" style:text-position="0% 100%" fo:font-size="20pt" style:font-size-asian="20pt" fo:background-color="transparent"/>
    </style:style>
    <style:style style:name="WW_CharLFO13LVL7" style:family="text">
      <style:text-properties style:font-name="Wingdings" style:text-position="0% 100%" fo:font-size="20pt" style:font-size-asian="20pt" fo:background-color="transparent"/>
    </style:style>
    <style:style style:name="WW_CharLFO13LVL8" style:family="text">
      <style:text-properties style:font-name="Wingdings" style:text-position="0% 100%" fo:font-size="20pt" style:font-size-asian="20pt" fo:background-color="transparent"/>
    </style:style>
    <style:style style:name="WW_CharLFO13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13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13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13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13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13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13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13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13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13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14LVL1" style:family="text">
      <style:text-properties style:font-name="Wingdings" fo:font-size="16pt" style:font-size-asian="16pt" fo:background-color="transparent"/>
    </style:style>
    <style:style style:name="WW_CharLFO14LVL2" style:family="text">
      <style:text-properties style:font-name="Wingdings" fo:font-size="16pt" style:font-size-asian="16pt" fo:background-color="transparent"/>
    </style:style>
    <style:style style:name="WW_CharLFO14LVL3" style:family="text">
      <style:text-properties style:font-name="Wingdings" fo:font-size="16pt" style:font-size-asian="16pt" fo:background-color="transparent"/>
    </style:style>
    <style:style style:name="WW_CharLFO14LVL4" style:family="text">
      <style:text-properties style:font-name="Wingdings" fo:font-size="16pt" style:font-size-asian="16pt" fo:background-color="transparent"/>
    </style:style>
    <style:style style:name="WW_CharLFO14LVL5" style:family="text">
      <style:text-properties style:font-name="Wingdings" fo:font-size="16pt" style:font-size-asian="16pt" fo:background-color="transparent"/>
    </style:style>
    <style:style style:name="WW_CharLFO14LVL6" style:family="text">
      <style:text-properties style:font-name="Wingdings" fo:font-size="16pt" style:font-size-asian="16pt" fo:background-color="transparent"/>
    </style:style>
    <style:style style:name="WW_CharLFO14LVL7" style:family="text">
      <style:text-properties style:font-name="Wingdings" fo:font-size="16pt" style:font-size-asian="16pt" fo:background-color="transparent"/>
    </style:style>
    <style:style style:name="WW_CharLFO14LVL8" style:family="text">
      <style:text-properties style:font-name="Wingdings" fo:font-size="16pt" style:font-size-asian="16pt" fo:background-color="transparent"/>
    </style:style>
    <style:style style:name="WW_CharLFO14LVL9" style:family="text">
      <style:text-properties style:font-name="Wingdings" fo:font-size="16pt" style:font-size-asian="16pt" fo:background-color="transparent"/>
    </style:style>
    <text:list-style style:name="PuceEnumération" style:display-name="9 Puce Enumération">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1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1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1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1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1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1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1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Wingdings 3" fo:font-weight="normal" style:font-weight-asian="normal" fo:font-style="normal" style:font-style-asian="normal" fo:font-size="16pt" style:font-size-asian="16pt"/>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WW8Num6" style:display-name="WW8Num6">
      <text:list-level-style-bullet text:level="1" text:style-name="WW_CharLFO16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1">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style>
    <style:style style:name="WW_CharLFO18LVL1" style:family="text">
      <style:text-properties style:font-name="StarSymbol" fo:font-size="9pt" style:font-size-asian="9pt"/>
    </style:style>
    <style:style style:name="WW_CharLFO18LVL2" style:family="text">
      <style:text-properties style:font-name="StarSymbol" fo:font-size="9pt" style:font-size-asian="9pt"/>
    </style:style>
    <style:style style:name="WW_CharLFO18LVL3" style:family="text">
      <style:text-properties style:font-name="StarSymbol" fo:font-size="9pt" style:font-size-asian="9pt"/>
    </style:style>
    <style:style style:name="WW_CharLFO18LVL4" style:family="text">
      <style:text-properties style:font-name="StarSymbol" fo:font-size="9pt" style:font-size-asian="9pt"/>
    </style:style>
    <style:style style:name="WW_CharLFO18LVL5" style:family="text">
      <style:text-properties style:font-name="StarSymbol" fo:font-size="9pt" style:font-size-asian="9pt"/>
    </style:style>
    <style:style style:name="WW_CharLFO18LVL6" style:family="text">
      <style:text-properties style:font-name="StarSymbol" fo:font-size="9pt" style:font-size-asian="9pt"/>
    </style:style>
    <style:style style:name="WW_CharLFO18LVL7" style:family="text">
      <style:text-properties style:font-name="StarSymbol" fo:font-size="9pt" style:font-size-asian="9pt"/>
    </style:style>
    <style:style style:name="WW_CharLFO18LVL8" style:family="text">
      <style:text-properties style:font-name="StarSymbol" fo:font-size="9pt" style:font-size-asian="9pt"/>
    </style:style>
    <style:style style:name="WW_CharLFO18LVL9" style:family="text">
      <style:text-properties style:font-name="StarSymbol" fo:font-size="9pt" style:font-size-asian="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18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18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18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18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18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18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18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18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style:page-layout style:name="PL0">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145in"/>
      </style:footer-style>
    </style:page-layout>
    <style:style style:name="TableColumn3" style:family="table-column">
      <style:table-column-properties style:column-width="2.0631in" style:use-optimal-column-width="false"/>
    </style:style>
    <style:style style:name="TableColumn4" style:family="table-column">
      <style:table-column-properties style:column-width="5.0236in" style:use-optimal-column-width="false"/>
    </style:style>
    <style:style style:name="Table2" style:family="table">
      <style:table-properties style:width="7.0868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in" fo:padding-left="0.0069in" fo:padding-bottom="0in" fo:padding-right="0.0069in"/>
    </style:style>
    <style:style style:name="TableColumn8" style:family="table-column">
      <style:table-column-properties style:column-width="1.0312in" style:use-optimal-column-width="false"/>
    </style:style>
    <style:style style:name="TableColumn9" style:family="table-column">
      <style:table-column-properties style:column-width="1.0319in" style:use-optimal-column-width="false"/>
    </style:style>
    <style:style style:name="Table7" style:family="table">
      <style:table-properties style:width="2.0631in" fo:margin-left="0in" table:align="left"/>
    </style:style>
    <style:style style:name="TableRow10" style:family="table-row">
      <style:table-row-properties style:use-optimal-row-height="false"/>
    </style:style>
    <style:style style:name="TableCell11" style:family="table-cell">
      <style:table-cell-properties fo:border="none" style:writing-mode="lr-tb" fo:padding-top="0in" fo:padding-left="0.0069in" fo:padding-bottom="0in" fo:padding-right="0.0069in"/>
    </style:style>
    <style:style style:name="P12" style:parent-style-name="TableContents" style:family="paragraph">
      <style:paragraph-properties fo:text-align="center"/>
      <style:text-properties fo:font-size="16pt" style:font-size-asian="16pt" style:font-size-complex="16pt"/>
    </style:style>
    <style:style style:name="TableRow13" style:family="table-row">
      <style:table-row-properties style:use-optimal-row-height="false"/>
    </style:style>
    <style:style style:name="TableCell14" style:family="table-cell">
      <style:table-cell-properties fo:border="none" style:writing-mode="lr-tb" fo:padding-top="0in" fo:padding-left="0.0069in" fo:padding-bottom="0in" fo:padding-right="0.0069in"/>
    </style:style>
    <style:style style:name="TableCell15" style:family="table-cell">
      <style:table-cell-properties fo:border="none" style:writing-mode="lr-tb" fo:padding-top="0in" fo:padding-left="0.0069in" fo:padding-bottom="0in" fo:padding-right="0.0069in"/>
    </style:style>
    <style:style style:name="TableCell16" style:family="table-cell">
      <style:table-cell-properties fo:border="none" style:writing-mode="lr-tb" fo:padding-top="0in" fo:padding-left="0.0069in" fo:padding-bottom="0in" fo:padding-right="0.0069in"/>
    </style:style>
    <style:style style:name="P17" style:parent-style-name="Standard" style:family="paragraph">
      <style:text-properties fo:font-size="12pt" style:font-size-asian="12pt"/>
    </style:style>
    <style:style style:name="P18" style:parent-style-name="Standard" style:family="paragraph">
      <style:paragraph-properties fo:text-align="center"/>
      <style:text-properties fo:font-size="14pt" style:font-size-asian="14pt" style:font-size-complex="14pt"/>
    </style:style>
    <style:style style:name="P19" style:parent-style-name="Header" style:family="paragraph">
      <style:text-properties fo:font-size="6pt" style:font-size-asian="6pt" style:font-size-complex="6pt"/>
    </style:style>
    <style:style style:name="P20" style:parent-style-name="Footer" style:family="paragraph">
      <style:paragraph-properties fo:border="0.0034in solid #000000" fo:padding="0in" style:shadow="none">
        <style:tab-stops>
          <style:tab-stop style:type="center" style:position="3.7416in"/>
          <style:tab-stop style:type="right" style:position="7.0868in"/>
        </style:tab-stops>
      </style:paragraph-properties>
    </style:style>
    <number:date-style style:name="N21" number:language="fr" number:country="FR">
      <number:day number:calendar="gregorian"/>
      <number:text> </number:text>
      <number:month number:textual="true" number:calendar="gregorian"/>
      <number:text> </number:text>
      <number:year number:calendar="gregorian"/>
    </number:date-style>
    <style:page-layout style:name="PL1">
      <style:page-layout-properties fo:page-width="8.268in" fo:page-height="11.693in" style:print-orientation="portrait" fo:margin-top="0.4527in" fo:margin-left="0.7875in" fo:margin-bottom="0.5159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39" style:parent-style-name="Header" style:family="paragraph">
      <style:paragraph-properties>
        <style:tab-stops>
          <style:tab-stop style:type="right" style:position="7.0868in"/>
        </style:tab-stops>
      </style:paragraph-properties>
    </style:style>
    <style:style style:name="P40" style:parent-style-name="Footer" style:family="paragraph">
      <style:paragraph-properties>
        <style:tab-stops>
          <style:tab-stop style:type="center" style:position="3.543in"/>
          <style:tab-stop style:type="right" style:position="7.0868in"/>
        </style:tab-stops>
      </style:paragraph-properties>
    </style:style>
    <number:date-style style:name="N41" number:language="fr" number:country="FR">
      <number:day number:calendar="gregorian"/>
      <number:text> </number:text>
      <number:month number:textual="true" number:calendar="gregorian"/>
      <number:text> </number:text>
      <number:year number:calendar="gregorian"/>
    </number:dat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able:table table:style-name="Table7">
                <table:table-columns>
                  <table:table-column table:style-name="TableColumn8"/>
                  <table:table-column table:style-name="TableColumn9"/>
                </table:table-columns>
                <table:table-row table:style-name="TableRow10">
                  <table:table-cell table:style-name="TableCell11" table:number-columns-spanned="2">
                    <text:p text:style-name="P12">STS IRIS – FC</text:p>
                  </table:table-cell>
                  <table:covered-table-cell/>
                </table:table-row>
                <table:table-row table:style-name="TableRow13">
                  <table:table-cell table:style-name="TableCell14">
                    <text:p text:style-name="TableContents"><draw:frame draw:style-name="a0" draw:name="Logo Appert" text:anchor-type="as-char" svg:x="0in" svg:y="0in" svg:width="1.1811in" svg:height="0.49567in" style:rel-width="scale" style:rel-height="scale"><draw:image xlink:href="" xlink:type="simple" xlink:show="embed" xlink:actuate="onLoad"/><svg:title/><svg:desc/></draw:frame></text:p>
                  </table:table-cell>
                  <table:table-cell table:style-name="TableCell15">
                    <text:p text:style-name="TableContents"><draw:frame draw:style-name="a1" draw:name="Picture 2" text:anchor-type="as-char" svg:x="0in" svg:y="0in" svg:width="0.92953in" svg:height="0.47795in" style:rel-width="scale" style:rel-height="scale"><draw:image xlink:href="media/image1.jpeg" xlink:type="simple" xlink:show="embed" xlink:actuate="onLoad"/><svg:title/><svg:desc/></draw:frame></text:p>
                  </table:table-cell>
                </table:table-row>
              </table:table>
              <text:p text:style-name="Normal"/>
            </table:table-cell>
            <table:table-cell table:style-name="TableCell16">
              <text:p text:style-name="P17"/>
              <text:p text:style-name="P18">Module 2.1 - « Coder et tester un module pour un logiciel autonome »</text:p>
            </table:table-cell>
          </table:table-row>
        </table:table>
        <text:p text:style-name="P19"/>
      </style:header>
      <style:header-left>
        <text:p text:style-name="Headerleft"/>
      </style:header-left>
      <style:footer>
        <text:p text:style-name="P20"><text:file-name text:fixed="false" text:display="name-and-extension">M21-TP-Chaine_developpement_gnu_linux.odt</text:file-name><text:tab/>-<text:s/><text:date style:data-style-name="N21">1 sept. 20</text:date><text:s/>-<text:tab/>Page<text:s/><text:page-number text:fixed="false">1</text:page-number><text:s/>/<text:s/><text:page-count style:num-format="1">7</text:page-count></text:p>
      </style:footer>
    </style:master-page>
    <style:master-page style:name="MP1" style:page-layout-name="PL1">
      <style:header>
        <text:p text:style-name="P39">STS IRIS<text:s/><text:tab/><text:title text:fixed="false">M2.1 - Chaîne de développement GNU/Linux</text:title></text:p>
      </style:header>
      <style:header-left>
        <text:p text:style-name="Headerleft"/>
      </style:header-left>
      <style:footer>
        <text:p text:style-name="P40"><text:file-name text:fixed="false" text:display="name-and-extension">M21-TP-Chaine_developpement_gnu_linux.odt</text:file-name><text:tab/>-<text:s/><text:date style:data-style-name="N41">1 sept. 20</text:date><text:s/>-<text:tab/>Page<text:s/><text:page-number text:fixed="false">7</text:page-number><text:s/>/<text:s/><text:page-count style:num-format="1">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2.1 - Chaîne de développement GNU/Linux</dc:title>
    <dc:subject>Travaux Pratiques</dc:subject>
    <dc:creator>Thibault PECH</dc:creator>
    <meta:creation-date>2003-08-28T14:09:00Z</meta:creation-date>
    <dc:date>2020-09-01T15:23:00Z</dc:date>
    <meta:print-date>2007-10-12T09:33:00Z</meta:print-date>
    <meta:template xlink:href="LNA.stw" xlink:type="simple"/>
    <meta:editing-cycles>241</meta:editing-cycles>
    <meta:editing-duration>PT371640S</meta:editing-duration>
    <meta:user-defined meta:name="Info 1"/>
    <meta:user-defined meta:name="Info 2"/>
    <meta:user-defined meta:name="Info 3"/>
    <meta:user-defined meta:name="Info 4"/>
    <meta:document-statistic meta:page-count="7" meta:paragraph-count="22" meta:word-count="1652" meta:character-count="11051" meta:row-count="78" meta:non-whitespace-character-count="9421"/>
  </office:meta>
</office:document-meta>
</file>